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cc99" fo:wrap-option="wrap"/>
    </style:style>
    <style:style style:name="ce13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99ff66"/>
      <style:text-properties fo:color="#000000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10" table:default-cell-style-name="Default"/>
        <table:table-column table:style-name="co4" table:default-cell-style-name="ce11"/>
        <table:table-column table:style-name="co4" table:number-columns-repeated="1006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number-columns-repeated="9"/>
          <table:table-cell table:style-name="ce9" table:number-columns-repeated="32"/>
          <table:table-cell table:number-columns-repeated="97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256" calcext:value-type="float">
            <text:p>256</text:p>
          </table:table-cell>
          <table:table-cell table:style-name="ce7" table:formula="of:=[.K2]*2" office:value-type="float" office:value="128" calcext:value-type="float">
            <text:p>128</text:p>
          </table:table-cell>
          <table:table-cell table:style-name="ce7" table:formula="of:=[.L2]*2" office:value-type="float" office:value="64" calcext:value-type="float">
            <text:p>64</text:p>
          </table:table-cell>
          <table:table-cell table:style-name="ce7" table:formula="of:=[.M2]*2" office:value-type="float" office:value="32" calcext:value-type="float">
            <text:p>32</text:p>
          </table:table-cell>
          <table:table-cell table:style-name="ce7" table:formula="of:=[.N2]*2" office:value-type="float" office:value="16" calcext:value-type="float">
            <text:p>16</text:p>
          </table:table-cell>
          <table:table-cell table:style-name="ce7" table:formula="of:=[.O2]*2" office:value-type="float" office:value="8" calcext:value-type="float">
            <text:p>8</text:p>
          </table:table-cell>
          <table:table-cell table:style-name="ce7" table:formula="of:=[.P2]*2" office:value-type="float" office:value="4" calcext:value-type="float">
            <text:p>4</text:p>
          </table:table-cell>
          <table:table-cell table:style-name="ce7" table:formula="of:=[.Q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S2]*2" office:value-type="float" office:value="2147483648" calcext:value-type="float">
            <text:p>2147483648</text:p>
          </table:table-cell>
          <table:table-cell table:style-name="ce9" table:formula="of:=[.T2]*2" office:value-type="float" office:value="1073741824" calcext:value-type="float">
            <text:p>1073741824</text:p>
          </table:table-cell>
          <table:table-cell table:style-name="ce9" table:formula="of:=[.U2]*2" office:value-type="float" office:value="536870912" calcext:value-type="float">
            <text:p>536870912</text:p>
          </table:table-cell>
          <table:table-cell table:style-name="ce9" table:formula="of:=[.V2]*2" office:value-type="float" office:value="268435456" calcext:value-type="float">
            <text:p>268435456</text:p>
          </table:table-cell>
          <table:table-cell table:style-name="ce9" table:formula="of:=[.W2]*2" office:value-type="float" office:value="134217728" calcext:value-type="float">
            <text:p>134217728</text:p>
          </table:table-cell>
          <table:table-cell table:style-name="ce9" table:formula="of:=[.X2]*2" office:value-type="float" office:value="67108864" calcext:value-type="float">
            <text:p>67108864</text:p>
          </table:table-cell>
          <table:table-cell table:style-name="ce9" table:formula="of:=[.Y2]*2" office:value-type="float" office:value="33554432" calcext:value-type="float">
            <text:p>33554432</text:p>
          </table:table-cell>
          <table:table-cell table:style-name="ce9" table:formula="of:=[.Z2]*2" office:value-type="float" office:value="16777216" calcext:value-type="float">
            <text:p>16777216</text:p>
          </table:table-cell>
          <table:table-cell table:style-name="ce9" table:formula="of:=[.AA2]*2" office:value-type="float" office:value="8388608" calcext:value-type="float">
            <text:p>8388608</text:p>
          </table:table-cell>
          <table:table-cell table:style-name="ce9" table:formula="of:=[.AB2]*2" office:value-type="float" office:value="4194304" calcext:value-type="float">
            <text:p>4194304</text:p>
          </table:table-cell>
          <table:table-cell table:style-name="ce9" table:formula="of:=[.AC2]*2" office:value-type="float" office:value="2097152" calcext:value-type="float">
            <text:p>2097152</text:p>
          </table:table-cell>
          <table:table-cell table:style-name="ce9" table:formula="of:=[.AD2]*2" office:value-type="float" office:value="1048576" calcext:value-type="float">
            <text:p>1048576</text:p>
          </table:table-cell>
          <table:table-cell table:style-name="ce9" table:formula="of:=[.AE2]*2" office:value-type="float" office:value="524288" calcext:value-type="float">
            <text:p>524288</text:p>
          </table:table-cell>
          <table:table-cell table:style-name="ce9" table:formula="of:=[.AF2]*2" office:value-type="float" office:value="262144" calcext:value-type="float">
            <text:p>262144</text:p>
          </table:table-cell>
          <table:table-cell table:style-name="ce9" table:formula="of:=[.AG2]*2" office:value-type="float" office:value="131072" calcext:value-type="float">
            <text:p>131072</text:p>
          </table:table-cell>
          <table:table-cell table:style-name="ce9" table:formula="of:=[.AH2]*2" office:value-type="float" office:value="65536" calcext:value-type="float">
            <text:p>65536</text:p>
          </table:table-cell>
          <table:table-cell table:style-name="ce9" table:formula="of:=[.AI2]*2" office:value-type="float" office:value="32768" calcext:value-type="float">
            <text:p>32768</text:p>
          </table:table-cell>
          <table:table-cell table:style-name="ce9" table:formula="of:=[.AJ2]*2" office:value-type="float" office:value="16384" calcext:value-type="float">
            <text:p>16384</text:p>
          </table:table-cell>
          <table:table-cell table:style-name="ce9" table:formula="of:=[.AK2]*2" office:value-type="float" office:value="8192" calcext:value-type="float">
            <text:p>8192</text:p>
          </table:table-cell>
          <table:table-cell table:style-name="ce9" table:formula="of:=[.AL2]*2" office:value-type="float" office:value="4096" calcext:value-type="float">
            <text:p>4096</text:p>
          </table:table-cell>
          <table:table-cell table:style-name="ce9" table:formula="of:=[.AM2]*2" office:value-type="float" office:value="2048" calcext:value-type="float">
            <text:p>2048</text:p>
          </table:table-cell>
          <table:table-cell table:style-name="ce9" table:formula="of:=[.AN2]*2" office:value-type="float" office:value="1024" calcext:value-type="float">
            <text:p>1024</text:p>
          </table:table-cell>
          <table:table-cell table:style-name="ce9" table:formula="of:=[.AO2]*2" office:value-type="float" office:value="512" calcext:value-type="float">
            <text:p>512</text:p>
          </table:table-cell>
          <table:table-cell table:style-name="ce9" table:formula="of:=[.AP2]*2" office:value-type="float" office:value="256" calcext:value-type="float">
            <text:p>256</text:p>
          </table:table-cell>
          <table:table-cell table:style-name="ce9" table:formula="of:=[.AQ2]*2" office:value-type="float" office:value="128" calcext:value-type="float">
            <text:p>128</text:p>
          </table:table-cell>
          <table:table-cell table:style-name="ce9" table:formula="of:=[.AR2]*2" office:value-type="float" office:value="64" calcext:value-type="float">
            <text:p>64</text:p>
          </table:table-cell>
          <table:table-cell table:style-name="ce9" table:formula="of:=[.AS2]*2" office:value-type="float" office:value="32" calcext:value-type="float">
            <text:p>32</text:p>
          </table:table-cell>
          <table:table-cell table:style-name="ce9" table:formula="of:=[.AT2]*2" office:value-type="float" office:value="16" calcext:value-type="float">
            <text:p>16</text:p>
          </table:table-cell>
          <table:table-cell table:style-name="ce9" table:formula="of:=[.AU2]*2" office:value-type="float" office:value="8" calcext:value-type="float">
            <text:p>8</text:p>
          </table:table-cell>
          <table:table-cell table:style-name="ce9" table:formula="of:=[.AV2]*2" office:value-type="float" office:value="4" calcext:value-type="float">
            <text:p>4</text:p>
          </table:table-cell>
          <table:table-cell table:style-name="ce9" table:formula="of:=[.AW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SP_DEC</text:p>
          </table:table-cell>
          <table:table-cell table:style-name="ce7" office:value-type="string" calcext:value-type="string">
            <text:p>SP_WR</text:p>
          </table:table-cell>
          <table:table-cell table:style-name="ce7" office:value-type="string" calcext:value-type="string">
            <text:p>SPH</text:p>
          </table:table-cell>
          <table:table-cell table:style-name="ce7" office:value-type="string" calcext:value-type="string">
            <text:p>SP_RAM</text:p>
          </table:table-cell>
          <table:table-cell table:style-name="ce7" office:value-type="string" calcext:value-type="string">
            <text:p>REG_WR</text:p>
          </table:table-cell>
          <table:table-cell table:style-name="ce7" office:value-type="string" calcext:value-type="string">
            <text:p>REG_RD</text:p>
          </table:table-cell>
          <table:table-cell table:style-name="ce7" table:number-columns-repeated="2"/>
          <table:table-cell table:style-name="ce12" office:value-type="string" calcext:value-type="string">
            <text:p>REG_ADR_WR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5"/>
        </table:table-row>
        <table:table-row table:style-name="ro1">
          <table:table-cell table:number-columns-repeated="3"/>
          <table:table-cell table:style-name="ce3" table:number-columns-repeated="14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Q6]*[.Q$2]+[.P6]*[.P$2]+[.O6]*[.O$2]+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R6]*[.$R$2]+[.S6]*[.$S$2]+[.T6]*[.$T$2]+[.U6]*[.$U$2]+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+[.AU6]*[.$AU$2]+[.AV6]*[.$AV$2]+[.AW6]*[.$AW$2]" office:value-type="float" office:value="270336" calcext:value-type="float">
            <text:p>270336</text:p>
          </table:table-cell>
          <table:table-cell table:number-columns-repeated="9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Q7]*[.Q$2]+[.P7]*[.P$2]+[.O7]*[.O$2]+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R7]*[.$R$2]+[.S7]*[.$S$2]+[.T7]*[.$T$2]+[.U7]*[.$U$2]+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+[.AU7]*[.$AU$2]+[.AV7]*[.$AV$2]+[.AW7]*[.$AW$2]" office:value-type="float" office:value="4096" calcext:value-type="float">
            <text:p>4096</text:p>
          </table:table-cell>
          <table:table-cell table:number-columns-repeated="9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Q8]*[.Q$2]+[.P8]*[.P$2]+[.O8]*[.O$2]+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R8]*[.$R$2]+[.S8]*[.$S$2]+[.T8]*[.$T$2]+[.U8]*[.$U$2]+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+[.AU8]*[.$AU$2]+[.AV8]*[.$AV$2]+[.AW8]*[.$AW$2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Q9]*[.Q$2]+[.P9]*[.P$2]+[.O9]*[.O$2]+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R9]*[.$R$2]+[.S9]*[.$S$2]+[.T9]*[.$T$2]+[.U9]*[.$U$2]+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+[.AU9]*[.$AU$2]+[.AV9]*[.$AV$2]+[.AW9]*[.$AW$2]" office:value-type="float" office:value="1152" calcext:value-type="float">
            <text:p>1152</text:p>
          </table:table-cell>
          <table:table-cell table:number-columns-repeated="9"/>
          <table:table-cell table:style-name="Default"/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Q10]*[.Q$2]+[.P10]*[.P$2]+[.O10]*[.O$2]+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R10]*[.$R$2]+[.S10]*[.$S$2]+[.T10]*[.$T$2]+[.U10]*[.$U$2]+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+[.AU10]*[.$AU$2]+[.AV10]*[.$AV$2]+[.AW10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Q11]*[.Q$2]+[.P11]*[.P$2]+[.O11]*[.O$2]+[.N11]*[.N$2]+[.M11]*[.M$2]+[.L11]*[.L$2]+[.K11]*[.K$2]+[.J11]*[.J$2]+[.I11]*[.I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R11]*[.$R$2]+[.S11]*[.$S$2]+[.T11]*[.$T$2]+[.U11]*[.$U$2]+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+[.AU11]*[.$AU$2]+[.AV11]*[.$AV$2]+[.AW11]*[.$AW$2]" office:value-type="float" office:value="262144" calcext:value-type="float">
            <text:p>262144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Q12]*[.Q$2]+[.P12]*[.P$2]+[.O12]*[.O$2]+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R12]*[.$R$2]+[.S12]*[.$S$2]+[.T12]*[.$T$2]+[.U12]*[.$U$2]+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+[.AU12]*[.$AU$2]+[.AV12]*[.$AV$2]+[.AW12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Q13]*[.Q$2]+[.P13]*[.P$2]+[.O13]*[.O$2]+[.N13]*[.N$2]+[.M13]*[.M$2]+[.L13]*[.L$2]+[.K13]*[.K$2]+[.J13]*[.J$2]+[.I13]*[.I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R13]*[.$R$2]+[.S13]*[.$S$2]+[.T13]*[.$T$2]+[.U13]*[.$U$2]+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+[.AU13]*[.$AU$2]+[.AV13]*[.$AV$2]+[.AW13]*[.$AW$2]" office:value-type="float" office:value="128" calcext:value-type="float">
            <text:p>128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27"/>
          <table:table-cell table:style-name="ce1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Q14]*[.Q$2]+[.P14]*[.P$2]+[.O14]*[.O$2]+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R14]*[.$R$2]+[.S14]*[.$S$2]+[.T14]*[.$T$2]+[.U14]*[.$U$2]+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+[.AU14]*[.$AU$2]+[.AV14]*[.$AV$2]+[.AW14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B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36</text:p>
          </table:table-cell>
          <table:table-cell table:formula="of:=DEC2HEX([.F15];8)" office:value-type="string" office:string-value="00000001" calcext:value-type="string">
            <text:p>00000001</text:p>
          </table:table-cell>
          <table:table-cell table:formula="of:=[.Q15]*[.Q$2]+[.P15]*[.P$2]+[.O15]*[.O$2]+[.N15]*[.N$2]+[.M15]*[.M$2]+[.L15]*[.L$2]+[.K15]*[.K$2]+[.J15]*[.J$2]+[.I15]*[.I$2]" office:value-type="float" office:value="1" calcext:value-type="float">
            <text:p>1</text:p>
          </table:table-cell>
          <table:table-cell table:formula="of:=DEC2HEX([.H15];8)" office:value-type="string" office:string-value="00040000" calcext:value-type="string">
            <text:p>00040000</text:p>
          </table:table-cell>
          <table:table-cell table:formula="of:=[.R15]*[.$R$2]+[.S15]*[.$S$2]+[.T15]*[.$T$2]+[.U15]*[.$U$2]+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+[.AU15]*[.$AU$2]+[.AV15]*[.$AV$2]+[.AW15]*[.$AW$2]" office:value-type="float" office:value="262144" calcext:value-type="float">
            <text:p>262144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Q16]*[.Q$2]+[.P16]*[.P$2]+[.O16]*[.O$2]+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00001000" calcext:value-type="string">
            <text:p>00001000</text:p>
          </table:table-cell>
          <table:table-cell table:formula="of:=[.R16]*[.$R$2]+[.S16]*[.$S$2]+[.T16]*[.$T$2]+[.U16]*[.$U$2]+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+[.AU16]*[.$AU$2]+[.AV16]*[.$AV$2]+[.AW16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B=REG</text:p>
          </table:table-cell>
          <table:table-cell/>
          <table:table-cell table:formula="of:=DEC2HEX([.F17];8)" office:value-type="string" office:string-value="00000008" calcext:value-type="string">
            <text:p>00000008</text:p>
          </table:table-cell>
          <table:table-cell table:formula="of:=[.Q17]*[.Q$2]+[.P17]*[.P$2]+[.O17]*[.O$2]+[.N17]*[.N$2]+[.M17]*[.M$2]+[.L17]*[.L$2]+[.K17]*[.K$2]+[.J17]*[.J$2]+[.I17]*[.I$2]" office:value-type="float" office:value="8" calcext:value-type="float">
            <text:p>8</text:p>
          </table:table-cell>
          <table:table-cell table:formula="of:=DEC2HEX([.H17];8)" office:value-type="string" office:string-value="00000200" calcext:value-type="string">
            <text:p>00000200</text:p>
          </table:table-cell>
          <table:table-cell table:formula="of:=[.R17]*[.$R$2]+[.S17]*[.$S$2]+[.T17]*[.$T$2]+[.U17]*[.$U$2]+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+[.AU17]*[.$AU$2]+[.AV17]*[.$AV$2]+[.AW17]*[.$AW$2]" office:value-type="float" office:value="512" calcext:value-type="float">
            <text:p>512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Q18]*[.Q$2]+[.P18]*[.P$2]+[.O18]*[.O$2]+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R18]*[.$R$2]+[.S18]*[.$S$2]+[.T18]*[.$T$2]+[.U18]*[.$U$2]+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+[.AU18]*[.$AU$2]+[.AV18]*[.$AV$2]+[.AW18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M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4F</text:p>
          </table:table-cell>
          <table:table-cell table:formula="of:=DEC2HEX([.F19];8)" office:value-type="string" office:string-value="00000001" calcext:value-type="string">
            <text:p>00000001</text:p>
          </table:table-cell>
          <table:table-cell table:formula="of:=[.Q19]*[.Q$2]+[.P19]*[.P$2]+[.O19]*[.O$2]+[.N19]*[.N$2]+[.M19]*[.M$2]+[.L19]*[.L$2]+[.K19]*[.K$2]+[.J19]*[.J$2]+[.I19]*[.I$2]" office:value-type="float" office:value="1" calcext:value-type="float">
            <text:p>1</text:p>
          </table:table-cell>
          <table:table-cell table:formula="of:=DEC2HEX([.H19];8)" office:value-type="string" office:string-value="00040000" calcext:value-type="string">
            <text:p>00040000</text:p>
          </table:table-cell>
          <table:table-cell table:formula="of:=[.R19]*[.$R$2]+[.S19]*[.$S$2]+[.T19]*[.$T$2]+[.U19]*[.$U$2]+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+[.AU19]*[.$AU$2]+[.AV19]*[.$AV$2]+[.AW19]*[.$AW$2]" office:value-type="float" office:value="262144" calcext:value-type="float">
            <text:p>262144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Q20]*[.Q$2]+[.P20]*[.P$2]+[.O20]*[.O$2]+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R20]*[.$R$2]+[.S20]*[.$S$2]+[.T20]*[.$T$2]+[.U20]*[.$U$2]+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+[.AU20]*[.$AU$2]+[.AV20]*[.$AV$2]+[.AW20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1];8)" office:value-type="string" office:string-value="00000000" calcext:value-type="string">
            <text:p>00000000</text:p>
          </table:table-cell>
          <table:table-cell table:formula="of:=[.Q21]*[.Q$2]+[.P21]*[.P$2]+[.O21]*[.O$2]+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R21]*[.$R$2]+[.S21]*[.$S$2]+[.T21]*[.$T$2]+[.U21]*[.$U$2]+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+[.AU21]*[.$AU$2]+[.AV21]*[.$AV$2]+[.AW21]*[.$AW$2]" office:value-type="float" office:value="278528" calcext:value-type="float">
            <text:p>278528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Q22]*[.Q$2]+[.P22]*[.P$2]+[.O22]*[.O$2]+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R22]*[.$R$2]+[.S22]*[.$S$2]+[.T22]*[.$T$2]+[.U22]*[.$U$2]+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+[.AU22]*[.$AU$2]+[.AV22]*[.$AV$2]+[.AW22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Q23]*[.Q$2]+[.P23]*[.P$2]+[.O23]*[.O$2]+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R23]*[.$R$2]+[.S23]*[.$S$2]+[.T23]*[.$T$2]+[.U23]*[.$U$2]+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+[.AU23]*[.$AU$2]+[.AV23]*[.$AV$2]+[.AW23]*[.$AW$2]" office:value-type="float" office:value="294912" calcext:value-type="float">
            <text:p>29491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Q24]*[.Q$2]+[.P24]*[.P$2]+[.O24]*[.O$2]+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R24]*[.$R$2]+[.S24]*[.$S$2]+[.T24]*[.$T$2]+[.U24]*[.$U$2]+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+[.AU24]*[.$AU$2]+[.AV24]*[.$AV$2]+[.AW24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M(HL)=REG</text:p>
          </table:table-cell>
          <table:table-cell/>
          <table:table-cell table:formula="of:=DEC2HEX([.F25];8)" office:value-type="string" office:string-value="00000008" calcext:value-type="string">
            <text:p>00000008</text:p>
          </table:table-cell>
          <table:table-cell table:formula="of:=[.Q25]*[.Q$2]+[.P25]*[.P$2]+[.O25]*[.O$2]+[.N25]*[.N$2]+[.M25]*[.M$2]+[.L25]*[.L$2]+[.K25]*[.K$2]+[.J25]*[.J$2]+[.I25]*[.I$2]" office:value-type="float" office:value="8" calcext:value-type="float">
            <text:p>8</text:p>
          </table:table-cell>
          <table:table-cell table:formula="of:=DEC2HEX([.H25];8)" office:value-type="string" office:string-value="00010000" calcext:value-type="string">
            <text:p>00010000</text:p>
          </table:table-cell>
          <table:table-cell table:formula="of:=[.R25]*[.$R$2]+[.S25]*[.$S$2]+[.T25]*[.$T$2]+[.U25]*[.$U$2]+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+[.AU25]*[.$AU$2]+[.AV25]*[.$AV$2]+[.AW25]*[.$AW$2]" office:value-type="float" office:value="65536" calcext:value-type="float">
            <text:p>65536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Q26]*[.Q$2]+[.P26]*[.P$2]+[.O26]*[.O$2]+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R26]*[.$R$2]+[.S26]*[.$S$2]+[.T26]*[.$T$2]+[.U26]*[.$U$2]+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+[.AU26]*[.$AU$2]+[.AV26]*[.$AV$2]+[.AW26]*[.$AW$2]" office:value-type="float" office:value="2147483648" calcext:value-type="float">
            <text:p>2147483648</text:p>
          </table:table-cell>
          <table:table-cell table:number-columns-repeated="5"/>
          <table:table-cell table:style-name="ce11"/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14"/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Q27]*[.Q$2]+[.P27]*[.P$2]+[.O27]*[.O$2]+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00300" calcext:value-type="string">
            <text:p>00000300</text:p>
          </table:table-cell>
          <table:table-cell table:formula="of:=[.R27]*[.$R$2]+[.S27]*[.$S$2]+[.T27]*[.$T$2]+[.U27]*[.$U$2]+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+[.AU27]*[.$AU$2]+[.AV27]*[.$AV$2]+[.AW27]*[.$AW$2]" office:value-type="float" office:value="768" calcext:value-type="float">
            <text:p>768</text:p>
          </table:table-cell>
          <table:table-cell table:number-columns-repeated="31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Q28]*[.Q$2]+[.P28]*[.P$2]+[.O28]*[.O$2]+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R28]*[.$R$2]+[.S28]*[.$S$2]+[.T28]*[.$T$2]+[.U28]*[.$U$2]+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+[.AU28]*[.$AU$2]+[.AV28]*[.$AV$2]+[.AW28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Q29]*[.Q$2]+[.P29]*[.P$2]+[.O29]*[.O$2]+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08100" calcext:value-type="string">
            <text:p>00008100</text:p>
          </table:table-cell>
          <table:table-cell table:formula="of:=[.R29]*[.$R$2]+[.S29]*[.$S$2]+[.T29]*[.$T$2]+[.U29]*[.$U$2]+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+[.AU29]*[.$AU$2]+[.AV29]*[.$AV$2]+[.AW29]*[.$AW$2]" office:value-type="float" office:value="33024" calcext:value-type="float">
            <text:p>33024</text:p>
          </table:table-cell>
          <table:table-cell table:number-columns-repeated="9"/>
          <table:table-cell table:style-name="ce2"/>
          <table:table-cell table:number-columns-repeated="15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Q30]*[.Q$2]+[.P30]*[.P$2]+[.O30]*[.O$2]+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80000000" calcext:value-type="string">
            <text:p>80000000</text:p>
          </table:table-cell>
          <table:table-cell table:formula="of:=[.R30]*[.$R$2]+[.S30]*[.$S$2]+[.T30]*[.$T$2]+[.U30]*[.$U$2]+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+[.AU30]*[.$AU$2]+[.AV30]*[.$AV$2]+[.AW30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31];8)" office:value-type="string" office:string-value="00000000" calcext:value-type="string">
            <text:p>00000000</text:p>
          </table:table-cell>
          <table:table-cell table:formula="of:=[.Q31]*[.Q$2]+[.P31]*[.P$2]+[.O31]*[.O$2]+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04100" calcext:value-type="string">
            <text:p>00004100</text:p>
          </table:table-cell>
          <table:table-cell table:formula="of:=[.R31]*[.$R$2]+[.S31]*[.$S$2]+[.T31]*[.$T$2]+[.U31]*[.$U$2]+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+[.AU31]*[.$AU$2]+[.AV31]*[.$AV$2]+[.AW31]*[.$AW$2]" office:value-type="float" office:value="16640" calcext:value-type="float">
            <text:p>16640</text:p>
          </table:table-cell>
          <table:table-cell table:number-columns-repeated="9"/>
          <table:table-cell table:style-name="ce2"/>
          <table:table-cell table:number-columns-repeated="16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Q32]*[.Q$2]+[.P32]*[.P$2]+[.O32]*[.O$2]+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R32]*[.$R$2]+[.S32]*[.$S$2]+[.T32]*[.$T$2]+[.U32]*[.$U$2]+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+[.AU32]*[.$AU$2]+[.AV32]*[.$AV$2]+[.AW32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Q33]*[.Q$2]+[.P33]*[.P$2]+[.O33]*[.O$2]+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44000" calcext:value-type="string">
            <text:p>00044000</text:p>
          </table:table-cell>
          <table:table-cell table:formula="of:=[.R33]*[.$R$2]+[.S33]*[.$S$2]+[.T33]*[.$T$2]+[.U33]*[.$U$2]+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+[.AU33]*[.$AU$2]+[.AV33]*[.$AV$2]+[.AW33]*[.$AW$2]" office:value-type="float" office:value="278528" calcext:value-type="float">
            <text:p>278528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Q34]*[.Q$2]+[.P34]*[.P$2]+[.O34]*[.O$2]+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R34]*[.$R$2]+[.S34]*[.$S$2]+[.T34]*[.$T$2]+[.U34]*[.$U$2]+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+[.AU34]*[.$AU$2]+[.AV34]*[.$AV$2]+[.AW34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Q35]*[.Q$2]+[.P35]*[.P$2]+[.O35]*[.O$2]+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00048000" calcext:value-type="string">
            <text:p>00048000</text:p>
          </table:table-cell>
          <table:table-cell table:formula="of:=[.R35]*[.$R$2]+[.S35]*[.$S$2]+[.T35]*[.$T$2]+[.U35]*[.$U$2]+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+[.AU35]*[.$AU$2]+[.AV35]*[.$AV$2]+[.AW35]*[.$AW$2]" office:value-type="float" office:value="294912" calcext:value-type="float">
            <text:p>29491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Q36]*[.Q$2]+[.P36]*[.P$2]+[.O36]*[.O$2]+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R36]*[.$R$2]+[.S36]*[.$S$2]+[.T36]*[.$T$2]+[.U36]*[.$U$2]+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+[.AU36]*[.$AU$2]+[.AV36]*[.$AV$2]+[.AW36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37];8)" office:value-type="string" office:string-value="00000000" calcext:value-type="string">
            <text:p>00000000</text:p>
          </table:table-cell>
          <table:table-cell table:formula="of:=[.Q37]*[.Q$2]+[.P37]*[.P$2]+[.O37]*[.O$2]+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10100" calcext:value-type="string">
            <text:p>00010100</text:p>
          </table:table-cell>
          <table:table-cell table:formula="of:=[.R37]*[.$R$2]+[.S37]*[.$S$2]+[.T37]*[.$T$2]+[.U37]*[.$U$2]+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+[.AU37]*[.$AU$2]+[.AV37]*[.$AV$2]+[.AW37]*[.$AW$2]" office:value-type="float" office:value="65792" calcext:value-type="float">
            <text:p>65792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Q38]*[.Q$2]+[.P38]*[.P$2]+[.O38]*[.O$2]+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R38]*[.$R$2]+[.S38]*[.$S$2]+[.T38]*[.$T$2]+[.U38]*[.$U$2]+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+[.AU38]*[.$AU$2]+[.AV38]*[.$AV$2]+[.AW38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49</text:p>
          </table:table-cell>
          <table:table-cell table:formula="of:=DEC2HEX([.F39];8)" office:value-type="string" office:string-value="00000000" calcext:value-type="string">
            <text:p>00000000</text:p>
          </table:table-cell>
          <table:table-cell table:formula="of:=[.Q39]*[.Q$2]+[.P39]*[.P$2]+[.O39]*[.O$2]+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44000" calcext:value-type="string">
            <text:p>00044000</text:p>
          </table:table-cell>
          <table:table-cell table:formula="of:=[.R39]*[.$R$2]+[.S39]*[.$S$2]+[.T39]*[.$T$2]+[.U39]*[.$U$2]+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+[.AU39]*[.$AU$2]+[.AV39]*[.$AV$2]+[.AW39]*[.$AW$2]" office:value-type="float" office:value="278528" calcext:value-type="float">
            <text:p>278528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Q40]*[.Q$2]+[.P40]*[.P$2]+[.O40]*[.O$2]+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R40]*[.$R$2]+[.S40]*[.$S$2]+[.T40]*[.$T$2]+[.U40]*[.$U$2]+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+[.AU40]*[.$AU$2]+[.AV40]*[.$AV$2]+[.AW40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Q41]*[.Q$2]+[.P41]*[.P$2]+[.O41]*[.O$2]+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048000" calcext:value-type="string">
            <text:p>00048000</text:p>
          </table:table-cell>
          <table:table-cell table:formula="of:=[.R41]*[.$R$2]+[.S41]*[.$S$2]+[.T41]*[.$T$2]+[.U41]*[.$U$2]+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+[.AU41]*[.$AU$2]+[.AV41]*[.$AV$2]+[.AW41]*[.$AW$2]" office:value-type="float" office:value="294912" calcext:value-type="float">
            <text:p>29491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Q42]*[.Q$2]+[.P42]*[.P$2]+[.O42]*[.O$2]+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R42]*[.$R$2]+[.S42]*[.$S$2]+[.T42]*[.$T$2]+[.U42]*[.$U$2]+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+[.AU42]*[.$AU$2]+[.AV42]*[.$AV$2]+[.AW42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Q43]*[.Q$2]+[.P43]*[.P$2]+[.O43]*[.O$2]+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00010400" calcext:value-type="string">
            <text:p>00010400</text:p>
          </table:table-cell>
          <table:table-cell table:formula="of:=[.R43]*[.$R$2]+[.S43]*[.$S$2]+[.T43]*[.$T$2]+[.U43]*[.$U$2]+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+[.AU43]*[.$AU$2]+[.AV43]*[.$AV$2]+[.AW43]*[.$AW$2]" office:value-type="float" office:value="66560" calcext:value-type="float">
            <text:p>66560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/>
          <table:table-cell table:style-name="ce11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Q44]*[.Q$2]+[.P44]*[.P$2]+[.O44]*[.O$2]+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80000000" calcext:value-type="string">
            <text:p>80000000</text:p>
          </table:table-cell>
          <table:table-cell table:formula="of:=[.R44]*[.$R$2]+[.S44]*[.$S$2]+[.T44]*[.$T$2]+[.U44]*[.$U$2]+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+[.AU44]*[.$AU$2]+[.AV44]*[.$AV$2]+[.AW44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2</text:p>
          </table:table-cell>
          <table:table-cell table:formula="of:=DEC2HEX([.F45];8)" office:value-type="string" office:string-value="00000000" calcext:value-type="string">
            <text:p>00000000</text:p>
          </table:table-cell>
          <table:table-cell table:formula="of:=[.Q45]*[.Q$2]+[.P45]*[.P$2]+[.O45]*[.O$2]+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00044000" calcext:value-type="string">
            <text:p>00044000</text:p>
          </table:table-cell>
          <table:table-cell table:formula="of:=[.R45]*[.$R$2]+[.S45]*[.$S$2]+[.T45]*[.$T$2]+[.U45]*[.$U$2]+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+[.AU45]*[.$AU$2]+[.AV45]*[.$AV$2]+[.AW45]*[.$AW$2]" office:value-type="float" office:value="278528" calcext:value-type="float">
            <text:p>278528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Q46]*[.Q$2]+[.P46]*[.P$2]+[.O46]*[.O$2]+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1000" calcext:value-type="string">
            <text:p>00001000</text:p>
          </table:table-cell>
          <table:table-cell table:formula="of:=[.R46]*[.$R$2]+[.S46]*[.$S$2]+[.T46]*[.$T$2]+[.U46]*[.$U$2]+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+[.AU46]*[.$AU$2]+[.AV46]*[.$AV$2]+[.AW46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7];8)" office:value-type="string" office:string-value="00000000" calcext:value-type="string">
            <text:p>00000000</text:p>
          </table:table-cell>
          <table:table-cell table:formula="of:=[.Q47]*[.Q$2]+[.P47]*[.P$2]+[.O47]*[.O$2]+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00048000" calcext:value-type="string">
            <text:p>00048000</text:p>
          </table:table-cell>
          <table:table-cell table:formula="of:=[.R47]*[.$R$2]+[.S47]*[.$S$2]+[.T47]*[.$T$2]+[.U47]*[.$U$2]+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+[.AU47]*[.$AU$2]+[.AV47]*[.$AV$2]+[.AW47]*[.$AW$2]" office:value-type="float" office:value="294912" calcext:value-type="float">
            <text:p>29491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Q48]*[.Q$2]+[.P48]*[.P$2]+[.O48]*[.O$2]+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R48]*[.$R$2]+[.S48]*[.$S$2]+[.T48]*[.$T$2]+[.U48]*[.$U$2]+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+[.AU48]*[.$AU$2]+[.AV48]*[.$AV$2]+[.AW48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Q49]*[.Q$2]+[.P49]*[.P$2]+[.O49]*[.O$2]+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020080" calcext:value-type="string">
            <text:p>00020080</text:p>
          </table:table-cell>
          <table:table-cell table:formula="of:=[.R49]*[.$R$2]+[.S49]*[.$S$2]+[.T49]*[.$T$2]+[.U49]*[.$U$2]+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+[.AU49]*[.$AU$2]+[.AV49]*[.$AV$2]+[.AW49]*[.$AW$2]" office:value-type="float" office:value="131200" calcext:value-type="float">
            <text:p>131200</text:p>
          </table:table-cell>
          <table:table-cell table:number-columns-repeated="23"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7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00000000" calcext:value-type="string">
            <text:p>00000000</text:p>
          </table:table-cell>
          <table:table-cell table:formula="of:=[.Q50]*[.Q$2]+[.P50]*[.P$2]+[.O50]*[.O$2]+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80000000" calcext:value-type="string">
            <text:p>80000000</text:p>
          </table:table-cell>
          <table:table-cell table:formula="of:=[.R50]*[.$R$2]+[.S50]*[.$S$2]+[.T50]*[.$T$2]+[.U50]*[.$U$2]+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+[.AU50]*[.$AU$2]+[.AV50]*[.$AV$2]+[.AW50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8</text:p>
          </table:table-cell>
          <table:table-cell table:formula="of:=DEC2HEX([.F51];8)" office:value-type="string" office:string-value="00000000" calcext:value-type="string">
            <text:p>00000000</text:p>
          </table:table-cell>
          <table:table-cell table:formula="of:=[.Q51]*[.Q$2]+[.P51]*[.P$2]+[.O51]*[.O$2]+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44000" calcext:value-type="string">
            <text:p>00044000</text:p>
          </table:table-cell>
          <table:table-cell table:formula="of:=[.R51]*[.$R$2]+[.S51]*[.$S$2]+[.T51]*[.$T$2]+[.U51]*[.$U$2]+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+[.AU51]*[.$AU$2]+[.AV51]*[.$AV$2]+[.AW51]*[.$AW$2]" office:value-type="float" office:value="278528" calcext:value-type="float">
            <text:p>278528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Q52]*[.Q$2]+[.P52]*[.P$2]+[.O52]*[.O$2]+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00001000" calcext:value-type="string">
            <text:p>00001000</text:p>
          </table:table-cell>
          <table:table-cell table:formula="of:=[.R52]*[.$R$2]+[.S52]*[.$S$2]+[.T52]*[.$T$2]+[.U52]*[.$U$2]+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+[.AU52]*[.$AU$2]+[.AV52]*[.$AV$2]+[.AW52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Q53]*[.Q$2]+[.P53]*[.P$2]+[.O53]*[.O$2]+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048000" calcext:value-type="string">
            <text:p>00048000</text:p>
          </table:table-cell>
          <table:table-cell table:formula="of:=[.R53]*[.$R$2]+[.S53]*[.$S$2]+[.T53]*[.$T$2]+[.U53]*[.$U$2]+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+[.AU53]*[.$AU$2]+[.AV53]*[.$AV$2]+[.AW53]*[.$AW$2]" office:value-type="float" office:value="294912" calcext:value-type="float">
            <text:p>29491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Q54]*[.Q$2]+[.P54]*[.P$2]+[.O54]*[.O$2]+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R54]*[.$R$2]+[.S54]*[.$S$2]+[.T54]*[.$T$2]+[.U54]*[.$U$2]+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+[.AU54]*[.$AU$2]+[.AV54]*[.$AV$2]+[.AW54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Q55]*[.Q$2]+[.P55]*[.P$2]+[.O55]*[.O$2]+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00020200" calcext:value-type="string">
            <text:p>00020200</text:p>
          </table:table-cell>
          <table:table-cell table:formula="of:=[.R55]*[.$R$2]+[.S55]*[.$S$2]+[.T55]*[.$T$2]+[.U55]*[.$U$2]+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+[.AU55]*[.$AU$2]+[.AV55]*[.$AV$2]+[.AW55]*[.$AW$2]" office:value-type="float" office:value="131584" calcext:value-type="float">
            <text:p>131584</text:p>
          </table:table-cell>
          <table:table-cell table:number-columns-repeated="23"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6];8)" office:value-type="string" office:string-value="00000000" calcext:value-type="string">
            <text:p>00000000</text:p>
          </table:table-cell>
          <table:table-cell table:formula="of:=[.Q56]*[.Q$2]+[.P56]*[.P$2]+[.O56]*[.O$2]+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R56]*[.$R$2]+[.S56]*[.$S$2]+[.T56]*[.$T$2]+[.U56]*[.$U$2]+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+[.AU56]*[.$AU$2]+[.AV56]*[.$AV$2]+[.AW56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REG,M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2E</text:p>
          </table:table-cell>
          <table:table-cell table:formula="of:=DEC2HEX([.F57];8)" office:value-type="string" office:string-value="00000001" calcext:value-type="string">
            <text:p>00000001</text:p>
          </table:table-cell>
          <table:table-cell table:formula="of:=[.Q57]*[.Q$2]+[.P57]*[.P$2]+[.O57]*[.O$2]+[.N57]*[.N$2]+[.M57]*[.M$2]+[.L57]*[.L$2]+[.K57]*[.K$2]+[.J57]*[.J$2]+[.I57]*[.I$2]" office:value-type="float" office:value="1" calcext:value-type="float">
            <text:p>1</text:p>
          </table:table-cell>
          <table:table-cell table:formula="of:=DEC2HEX([.H57];8)" office:value-type="string" office:string-value="00040000" calcext:value-type="string">
            <text:p>00040000</text:p>
          </table:table-cell>
          <table:table-cell table:formula="of:=[.R57]*[.$R$2]+[.S57]*[.$S$2]+[.T57]*[.$T$2]+[.U57]*[.$U$2]+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+[.AU57]*[.$AU$2]+[.AV57]*[.$AV$2]+[.AW57]*[.$AW$2]" office:value-type="float" office:value="262144" calcext:value-type="float">
            <text:p>262144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Q58]*[.Q$2]+[.P58]*[.P$2]+[.O58]*[.O$2]+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00001000" calcext:value-type="string">
            <text:p>00001000</text:p>
          </table:table-cell>
          <table:table-cell table:formula="of:=[.R58]*[.$R$2]+[.S58]*[.$S$2]+[.T58]*[.$T$2]+[.U58]*[.$U$2]+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+[.AU58]*[.$AU$2]+[.AV58]*[.$AV$2]+[.AW58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59];8)" office:value-type="string" office:string-value="00000000" calcext:value-type="string">
            <text:p>00000000</text:p>
          </table:table-cell>
          <table:table-cell table:formula="of:=[.Q59]*[.Q$2]+[.P59]*[.P$2]+[.O59]*[.O$2]+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R59]*[.$R$2]+[.S59]*[.$S$2]+[.T59]*[.$T$2]+[.U59]*[.$U$2]+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+[.AU59]*[.$AU$2]+[.AV59]*[.$AV$2]+[.AW59]*[.$AW$2]" office:value-type="float" office:value="278528" calcext:value-type="float">
            <text:p>278528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Q60]*[.Q$2]+[.P60]*[.P$2]+[.O60]*[.O$2]+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R60]*[.$R$2]+[.S60]*[.$S$2]+[.T60]*[.$T$2]+[.U60]*[.$U$2]+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+[.AU60]*[.$AU$2]+[.AV60]*[.$AV$2]+[.AW60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Q61]*[.Q$2]+[.P61]*[.P$2]+[.O61]*[.O$2]+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R61]*[.$R$2]+[.S61]*[.$S$2]+[.T61]*[.$T$2]+[.U61]*[.$U$2]+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+[.AU61]*[.$AU$2]+[.AV61]*[.$AV$2]+[.AW61]*[.$AW$2]" office:value-type="float" office:value="294912" calcext:value-type="float">
            <text:p>29491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Q62]*[.Q$2]+[.P62]*[.P$2]+[.O62]*[.O$2]+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01000" calcext:value-type="string">
            <text:p>00001000</text:p>
          </table:table-cell>
          <table:table-cell table:formula="of:=[.R62]*[.$R$2]+[.S62]*[.$S$2]+[.T62]*[.$T$2]+[.U62]*[.$U$2]+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+[.AU62]*[.$AU$2]+[.AV62]*[.$AV$2]+[.AW62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EG=M</text:p>
          </table:table-cell>
          <table:table-cell/>
          <table:table-cell table:formula="of:=DEC2HEX([.F63];8)" office:value-type="string" office:string-value="00000010" calcext:value-type="string">
            <text:p>00000010</text:p>
          </table:table-cell>
          <table:table-cell table:formula="of:=[.Q63]*[.Q$2]+[.P63]*[.P$2]+[.O63]*[.O$2]+[.N63]*[.N$2]+[.M63]*[.M$2]+[.L63]*[.L$2]+[.K63]*[.K$2]+[.J63]*[.J$2]+[.I63]*[.I$2]" office:value-type="float" office:value="16" calcext:value-type="float">
            <text:p>16</text:p>
          </table:table-cell>
          <table:table-cell table:formula="of:=DEC2HEX([.H63];8)" office:value-type="string" office:string-value="00020000" calcext:value-type="string">
            <text:p>00020000</text:p>
          </table:table-cell>
          <table:table-cell table:formula="of:=[.R63]*[.$R$2]+[.S63]*[.$S$2]+[.T63]*[.$T$2]+[.U63]*[.$U$2]+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+[.AU63]*[.$AU$2]+[.AV63]*[.$AV$2]+[.AW63]*[.$AW$2]" office:value-type="float" office:value="131072" calcext:value-type="float">
            <text:p>131072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Q64]*[.Q$2]+[.P64]*[.P$2]+[.O64]*[.O$2]+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R64]*[.$R$2]+[.S64]*[.$S$2]+[.T64]*[.$T$2]+[.U64]*[.$U$2]+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+[.AU64]*[.$AU$2]+[.AV64]*[.$AV$2]+[.AW64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Q65]*[.Q$2]+[.P65]*[.P$2]+[.O65]*[.O$2]+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00040080" calcext:value-type="string">
            <text:p>00040080</text:p>
          </table:table-cell>
          <table:table-cell table:formula="of:=[.R65]*[.$R$2]+[.S65]*[.$S$2]+[.T65]*[.$T$2]+[.U65]*[.$U$2]+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+[.AU65]*[.$AU$2]+[.AV65]*[.$AV$2]+[.AW65]*[.$AW$2]" office:value-type="float" office:value="262272" calcext:value-type="float">
            <text:p>26227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66];8)" office:value-type="string" office:string-value="00000000" calcext:value-type="string">
            <text:p>00000000</text:p>
          </table:table-cell>
          <table:table-cell table:formula="of:=[.Q66]*[.Q$2]+[.P66]*[.P$2]+[.O66]*[.O$2]+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1000" calcext:value-type="string">
            <text:p>00001000</text:p>
          </table:table-cell>
          <table:table-cell table:formula="of:=[.R66]*[.$R$2]+[.S66]*[.$S$2]+[.T66]*[.$T$2]+[.U66]*[.$U$2]+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+[.AU66]*[.$AU$2]+[.AV66]*[.$AV$2]+[.AW66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Q67]*[.Q$2]+[.P67]*[.P$2]+[.O67]*[.O$2]+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R67]*[.$R$2]+[.S67]*[.$S$2]+[.T67]*[.$T$2]+[.U67]*[.$U$2]+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+[.AU67]*[.$AU$2]+[.AV67]*[.$AV$2]+[.AW67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Q68]*[.Q$2]+[.P68]*[.P$2]+[.O68]*[.O$2]+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0200" calcext:value-type="string">
            <text:p>00040200</text:p>
          </table:table-cell>
          <table:table-cell table:formula="of:=[.R68]*[.$R$2]+[.S68]*[.$S$2]+[.T68]*[.$T$2]+[.U68]*[.$U$2]+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+[.AU68]*[.$AU$2]+[.AV68]*[.$AV$2]+[.AW68]*[.$AW$2]" office:value-type="float" office:value="262656" calcext:value-type="float">
            <text:p>262656</text:p>
          </table:table-cell>
          <table:table-cell table:number-columns-repeated="22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Q69]*[.Q$2]+[.P69]*[.P$2]+[.O69]*[.O$2]+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R69]*[.$R$2]+[.S69]*[.$S$2]+[.T69]*[.$T$2]+[.U69]*[.$U$2]+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+[.AU69]*[.$AU$2]+[.AV69]*[.$AV$2]+[.AW69]*[.$AW$2]" office:value-type="float" office:value="4096" calcext:value-type="float">
            <text:p>4096</text:p>
          </table:table-cell>
          <table:table-cell table:number-columns-repeated="28"/>
          <table:table-cell table:style-name="ce1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Q70]*[.Q$2]+[.P70]*[.P$2]+[.O70]*[.O$2]+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R70]*[.$R$2]+[.S70]*[.$S$2]+[.T70]*[.$T$2]+[.U70]*[.$U$2]+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+[.AU70]*[.$AU$2]+[.AV70]*[.$AV$2]+[.AW70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H,BYTE</text:p>
          </table:table-cell>
          <table:table-cell office:value-type="string" calcext:value-type="string">
            <text:p>SPH=ROM</text:p>
          </table:table-cell>
          <table:table-cell table:style-name="ce3" office:value-type="string" calcext:value-type="string">
            <text:p>1C</text:p>
          </table:table-cell>
          <table:table-cell table:formula="of:=DEC2HEX([.F71];8)" office:value-type="string" office:string-value="000000C0" calcext:value-type="string">
            <text:p>000000C0</text:p>
          </table:table-cell>
          <table:table-cell table:formula="of:=[.Q71]*[.Q$2]+[.P71]*[.P$2]+[.O71]*[.O$2]+[.N71]*[.N$2]+[.M71]*[.M$2]+[.L71]*[.L$2]+[.K71]*[.K$2]+[.J71]*[.J$2]+[.I71]*[.I$2]" office:value-type="float" office:value="192" calcext:value-type="float">
            <text:p>192</text:p>
          </table:table-cell>
          <table:table-cell table:formula="of:=DEC2HEX([.H71];8)" office:value-type="string" office:string-value="00040000" calcext:value-type="string">
            <text:p>00040000</text:p>
          </table:table-cell>
          <table:table-cell table:formula="of:=[.R71]*[.$R$2]+[.S71]*[.$S$2]+[.T71]*[.$T$2]+[.U71]*[.$U$2]+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+[.AU71]*[.$AU$2]+[.AV71]*[.$AV$2]+[.AW71]*[.$AW$2]" office:value-type="float" office:value="262144" calcext:value-type="float">
            <text:p>262144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7"/>
          <table:table-cell table:style-name="ce11"/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Q72]*[.Q$2]+[.P72]*[.P$2]+[.O72]*[.O$2]+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R72]*[.$R$2]+[.S72]*[.$S$2]+[.T72]*[.$T$2]+[.U72]*[.$U$2]+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+[.AU72]*[.$AU$2]+[.AV72]*[.$AV$2]+[.AW72]*[.$AW$2]" office:value-type="float" office:value="4096" calcext:value-type="float">
            <text:p>4096</text:p>
          </table:table-cell>
          <table:table-cell table:number-columns-repeated="8"/>
          <table:table-cell table:style-name="ce11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3];8)" office:value-type="string" office:string-value="00000000" calcext:value-type="string">
            <text:p>00000000</text:p>
          </table:table-cell>
          <table:table-cell table:formula="of:=[.Q73]*[.Q$2]+[.P73]*[.P$2]+[.O73]*[.O$2]+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80000000" calcext:value-type="string">
            <text:p>80000000</text:p>
          </table:table-cell>
          <table:table-cell table:formula="of:=[.R73]*[.$R$2]+[.S73]*[.$S$2]+[.T73]*[.$T$2]+[.U73]*[.$U$2]+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+[.AU73]*[.$AU$2]+[.AV73]*[.$AV$2]+[.AW73]*[.$AW$2]" office:value-type="float" office:value="2147483648" calcext:value-type="float">
            <text:p>2147483648</text:p>
          </table:table-cell>
          <table:table-cell table:number-columns-repeated="8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L,BYTE</text:p>
          </table:table-cell>
          <table:table-cell office:value-type="string" calcext:value-type="string">
            <text:p>SPL=ROM</text:p>
          </table:table-cell>
          <table:table-cell table:style-name="ce3" office:value-type="string" calcext:value-type="string">
            <text:p>1F</text:p>
          </table:table-cell>
          <table:table-cell table:formula="of:=DEC2HEX([.F74];8)" office:value-type="string" office:string-value="00000080" calcext:value-type="string">
            <text:p>00000080</text:p>
          </table:table-cell>
          <table:table-cell table:formula="of:=[.Q74]*[.Q$2]+[.P74]*[.P$2]+[.O74]*[.O$2]+[.N74]*[.N$2]+[.M74]*[.M$2]+[.L74]*[.L$2]+[.K74]*[.K$2]+[.J74]*[.J$2]+[.I74]*[.I$2]" office:value-type="float" office:value="128" calcext:value-type="float">
            <text:p>128</text:p>
          </table:table-cell>
          <table:table-cell table:formula="of:=DEC2HEX([.H74];8)" office:value-type="string" office:string-value="00040000" calcext:value-type="string">
            <text:p>00040000</text:p>
          </table:table-cell>
          <table:table-cell table:formula="of:=[.R74]*[.$R$2]+[.S74]*[.$S$2]+[.T74]*[.$T$2]+[.U74]*[.$U$2]+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+[.AU74]*[.$AU$2]+[.AV74]*[.$AV$2]+[.AW74]*[.$AW$2]" office:value-type="float" office:value="262144" calcext:value-type="float">
            <text:p>262144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5];8)" office:value-type="string" office:string-value="00000000" calcext:value-type="string">
            <text:p>00000000</text:p>
          </table:table-cell>
          <table:table-cell table:formula="of:=[.Q75]*[.Q$2]+[.P75]*[.P$2]+[.O75]*[.O$2]+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00001000" calcext:value-type="string">
            <text:p>00001000</text:p>
          </table:table-cell>
          <table:table-cell table:formula="of:=[.R75]*[.$R$2]+[.S75]*[.$S$2]+[.T75]*[.$T$2]+[.U75]*[.$U$2]+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+[.AU75]*[.$AU$2]+[.AV75]*[.$AV$2]+[.AW75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00000000" calcext:value-type="string">
            <text:p>00000000</text:p>
          </table:table-cell>
          <table:table-cell table:formula="of:=[.Q76]*[.Q$2]+[.P76]*[.P$2]+[.O76]*[.O$2]+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80000000" calcext:value-type="string">
            <text:p>80000000</text:p>
          </table:table-cell>
          <table:table-cell table:formula="of:=[.R76]*[.$R$2]+[.S76]*[.$S$2]+[.T76]*[.$T$2]+[.U76]*[.$U$2]+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+[.AU76]*[.$AU$2]+[.AV76]*[.$AV$2]+[.AW76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0B</text:p>
          </table:table-cell>
          <table:table-cell table:formula="of:=DEC2HEX([.F77];8)" office:value-type="string" office:string-value="00000001" calcext:value-type="string">
            <text:p>00000001</text:p>
          </table:table-cell>
          <table:table-cell table:formula="of:=[.Q77]*[.Q$2]+[.P77]*[.P$2]+[.O77]*[.O$2]+[.N77]*[.N$2]+[.M77]*[.M$2]+[.L77]*[.L$2]+[.K77]*[.K$2]+[.J77]*[.J$2]+[.I77]*[.I$2]" office:value-type="float" office:value="1" calcext:value-type="float">
            <text:p>1</text:p>
          </table:table-cell>
          <table:table-cell table:formula="of:=DEC2HEX([.H77];8)" office:value-type="string" office:string-value="00040000" calcext:value-type="string">
            <text:p>00040000</text:p>
          </table:table-cell>
          <table:table-cell table:formula="of:=[.R77]*[.$R$2]+[.S77]*[.$S$2]+[.T77]*[.$T$2]+[.U77]*[.$U$2]+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+[.AU77]*[.$AU$2]+[.AV77]*[.$AV$2]+[.AW77]*[.$AW$2]" office:value-type="float" office:value="262144" calcext:value-type="float">
            <text:p>262144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8];8)" office:value-type="string" office:string-value="00000000" calcext:value-type="string">
            <text:p>00000000</text:p>
          </table:table-cell>
          <table:table-cell table:formula="of:=[.Q78]*[.Q$2]+[.P78]*[.P$2]+[.O78]*[.O$2]+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01000" calcext:value-type="string">
            <text:p>00001000</text:p>
          </table:table-cell>
          <table:table-cell table:formula="of:=[.R78]*[.$R$2]+[.S78]*[.$S$2]+[.T78]*[.$T$2]+[.U78]*[.$U$2]+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+[.AU78]*[.$AU$2]+[.AV78]*[.$AV$2]+[.AW78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79];8)" office:value-type="string" office:string-value="00000010" calcext:value-type="string">
            <text:p>00000010</text:p>
          </table:table-cell>
          <table:table-cell table:formula="of:=[.Q79]*[.Q$2]+[.P79]*[.P$2]+[.O79]*[.O$2]+[.N79]*[.N$2]+[.M79]*[.M$2]+[.L79]*[.L$2]+[.K79]*[.K$2]+[.J79]*[.J$2]+[.I79]*[.I$2]" office:value-type="float" office:value="16" calcext:value-type="float">
            <text:p>16</text:p>
          </table:table-cell>
          <table:table-cell table:formula="of:=DEC2HEX([.H79];8)" office:value-type="string" office:string-value="00040000" calcext:value-type="string">
            <text:p>00040000</text:p>
          </table:table-cell>
          <table:table-cell table:formula="of:=[.R79]*[.$R$2]+[.S79]*[.$S$2]+[.T79]*[.$T$2]+[.U79]*[.$U$2]+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+[.AU79]*[.$AU$2]+[.AV79]*[.$AV$2]+[.AW79]*[.$AW$2]" office:value-type="float" office:value="262144" calcext:value-type="float">
            <text:p>262144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80];8)" office:value-type="string" office:string-value="00000000" calcext:value-type="string">
            <text:p>00000000</text:p>
          </table:table-cell>
          <table:table-cell table:formula="of:=[.Q80]*[.Q$2]+[.P80]*[.P$2]+[.O80]*[.O$2]+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01000" calcext:value-type="string">
            <text:p>00001000</text:p>
          </table:table-cell>
          <table:table-cell table:formula="of:=[.R80]*[.$R$2]+[.S80]*[.$S$2]+[.T80]*[.$T$2]+[.U80]*[.$U$2]+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+[.AU80]*[.$AU$2]+[.AV80]*[.$AV$2]+[.AW80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00000000" calcext:value-type="string">
            <text:p>00000000</text:p>
          </table:table-cell>
          <table:table-cell table:formula="of:=[.Q81]*[.Q$2]+[.P81]*[.P$2]+[.O81]*[.O$2]+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80000000" calcext:value-type="string">
            <text:p>80000000</text:p>
          </table:table-cell>
          <table:table-cell table:formula="of:=[.R81]*[.$R$2]+[.S81]*[.$S$2]+[.T81]*[.$T$2]+[.U81]*[.$U$2]+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+[.AU81]*[.$AU$2]+[.AV81]*[.$AV$2]+[.AW81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82];8)" office:value-type="string" office:string-value="00000000" calcext:value-type="string">
            <text:p>00000000</text:p>
          </table:table-cell>
          <table:table-cell table:formula="of:=[.Q82]*[.Q$2]+[.P82]*[.P$2]+[.O82]*[.O$2]+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000E0" calcext:value-type="string">
            <text:p>000000E0</text:p>
          </table:table-cell>
          <table:table-cell table:formula="of:=[.R82]*[.$R$2]+[.S82]*[.$S$2]+[.T82]*[.$T$2]+[.U82]*[.$U$2]+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+[.AU82]*[.$AU$2]+[.AV82]*[.$AV$2]+[.AW82]*[.$AW$2]" office:value-type="float" office:value="224" calcext:value-type="float">
            <text:p>224</text:p>
          </table:table-cell>
          <table:table-cell table:number-columns-repeated="9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00000000" calcext:value-type="string">
            <text:p>00000000</text:p>
          </table:table-cell>
          <table:table-cell table:formula="of:=[.Q83]*[.Q$2]+[.P83]*[.P$2]+[.O83]*[.O$2]+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80000000" calcext:value-type="string">
            <text:p>80000000</text:p>
          </table:table-cell>
          <table:table-cell table:formula="of:=[.R83]*[.$R$2]+[.S83]*[.$S$2]+[.T83]*[.$T$2]+[.U83]*[.$U$2]+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+[.AU83]*[.$AU$2]+[.AV83]*[.$AV$2]+[.AW83]*[.$AW$2]" office:value-type="float" office:value="2147483648" calcext:value-type="float">
            <text:p>2147483648</text:p>
          </table:table-cell>
          <table:table-cell table:number-columns-repeated="9"/>
          <table:table-cell table:style-name="ce13" office:value-type="float" office:value="1" calcext:value-type="float">
            <text:p>1</text:p>
          </table:table-cell>
          <table:table-cell table:number-columns-repeated="26"/>
          <table:table-cell table:style-name="ce11" table:number-columns-repeated="2"/>
          <table:table-cell table:number-columns-repeated="978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84];8)" office:value-type="string" office:string-value="00000000" calcext:value-type="string">
            <text:p>00000000</text:p>
          </table:table-cell>
          <table:table-cell table:formula="of:=[.Q84]*[.Q$2]+[.P84]*[.P$2]+[.O84]*[.O$2]+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000000E1" calcext:value-type="string">
            <text:p>000000E1</text:p>
          </table:table-cell>
          <table:table-cell table:formula="of:=[.R84]*[.$R$2]+[.S84]*[.$S$2]+[.T84]*[.$T$2]+[.U84]*[.$U$2]+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+[.AU84]*[.$AU$2]+[.AV84]*[.$AV$2]+[.AW84]*[.$AW$2]" office:value-type="float" office:value="225" calcext:value-type="float">
            <text:p>225</text:p>
          </table:table-cell>
          <table:table-cell table:number-columns-repeated="9"/>
          <table:table-cell table:style-name="ce1" table:number-columns-repeated="24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number-columns-repeated="2"/>
          <table:table-cell table:style-name="ce1" table:number-columns-repeated="2"/>
          <table:table-cell table:style-name="ce14" office:value-type="float" office:value="1" calcext:value-type="float">
            <text:p>1</text:p>
          </table:table-cell>
          <table:table-cell table:style-name="ce1" table:number-columns-repeated="97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85];8)" office:value-type="string" office:string-value="00000000" calcext:value-type="string">
            <text:p>00000000</text:p>
          </table:table-cell>
          <table:table-cell table:formula="of:=[.Q85]*[.Q$2]+[.P85]*[.P$2]+[.O85]*[.O$2]+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80000000" calcext:value-type="string">
            <text:p>80000000</text:p>
          </table:table-cell>
          <table:table-cell table:formula="of:=[.R85]*[.$R$2]+[.S85]*[.$S$2]+[.T85]*[.$T$2]+[.U85]*[.$U$2]+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+[.AU85]*[.$AU$2]+[.AV85]*[.$AV$2]+[.AW85]*[.$AW$2]" office:value-type="float" office:value="2147483648" calcext:value-type="float">
            <text:p>2147483648</text:p>
          </table:table-cell>
          <table:table-cell table:number-columns-repeated="9"/>
          <table:table-cell table:style-name="ce14" office:value-type="float" office:value="1" calcext:value-type="float">
            <text:p>1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86];8)" office:value-type="string" office:string-value="00000000" calcext:value-type="string">
            <text:p>00000000</text:p>
          </table:table-cell>
          <table:table-cell table:formula="of:=[.Q86]*[.Q$2]+[.P86]*[.P$2]+[.O86]*[.O$2]+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44000" calcext:value-type="string">
            <text:p>00044000</text:p>
          </table:table-cell>
          <table:table-cell table:formula="of:=[.R86]*[.$R$2]+[.S86]*[.$S$2]+[.T86]*[.$T$2]+[.U86]*[.$U$2]+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+[.AU86]*[.$AU$2]+[.AV86]*[.$AV$2]+[.AW86]*[.$AW$2]" office:value-type="float" office:value="278528" calcext:value-type="float">
            <text:p>278528</text:p>
          </table:table-cell>
          <table:table-cell table:number-columns-repeated="9"/>
          <table:table-cell table:style-name="Default"/>
          <table:table-cell table:number-columns-repeated="7"/>
          <table:table-cell table:style-name="ce11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983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87];8)" office:value-type="string" office:string-value="00000000" calcext:value-type="string">
            <text:p>00000000</text:p>
          </table:table-cell>
          <table:table-cell table:formula="of:=[.Q87]*[.Q$2]+[.P87]*[.P$2]+[.O87]*[.O$2]+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200100" calcext:value-type="string">
            <text:p>00200100</text:p>
          </table:table-cell>
          <table:table-cell table:formula="of:=[.R87]*[.$R$2]+[.S87]*[.$S$2]+[.T87]*[.$T$2]+[.U87]*[.$U$2]+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+[.AU87]*[.$AU$2]+[.AV87]*[.$AV$2]+[.AW87]*[.$AW$2]" office:value-type="float" office:value="2097408" calcext:value-type="float">
            <text:p>2097408</text:p>
          </table:table-cell>
          <table:table-cell table:number-columns-repeated="9"/>
          <table:table-cell table:style-name="Default"/>
          <table:table-cell table:number-columns-repeated="7"/>
          <table:table-cell table:style-name="ce11"/>
          <table:table-cell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88];8)" office:value-type="string" office:string-value="00000000" calcext:value-type="string">
            <text:p>00000000</text:p>
          </table:table-cell>
          <table:table-cell table:formula="of:=[.Q88]*[.Q$2]+[.P88]*[.P$2]+[.O88]*[.O$2]+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R88]*[.$R$2]+[.S88]*[.$S$2]+[.T88]*[.$T$2]+[.U88]*[.$U$2]+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+[.AU88]*[.$AU$2]+[.AV88]*[.$AV$2]+[.AW88]*[.$AW$2]" office:value-type="float" office:value="4096" calcext:value-type="float">
            <text:p>4096</text:p>
          </table:table-cell>
          <table:table-cell table:number-columns-repeated="9"/>
          <table:table-cell table:style-name="Default"/>
          <table:table-cell table:number-columns-repeated="7"/>
          <table:table-cell table:style-name="ce11"/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9];8)" office:value-type="string" office:string-value="00000000" calcext:value-type="string">
            <text:p>00000000</text:p>
          </table:table-cell>
          <table:table-cell table:formula="of:=[.Q89]*[.Q$2]+[.P89]*[.P$2]+[.O89]*[.O$2]+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80000000" calcext:value-type="string">
            <text:p>80000000</text:p>
          </table:table-cell>
          <table:table-cell table:formula="of:=[.R89]*[.$R$2]+[.S89]*[.$S$2]+[.T89]*[.$T$2]+[.U89]*[.$U$2]+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+[.AU89]*[.$AU$2]+[.AV89]*[.$AV$2]+[.AW89]*[.$AW$2]" office:value-type="float" office:value="2147483648" calcext:value-type="float">
            <text:p>2147483648</text:p>
          </table:table-cell>
          <table:table-cell table:number-columns-repeated="9"/>
          <table:table-cell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90];8)" office:value-type="string" office:string-value="00000000" calcext:value-type="string">
            <text:p>00000000</text:p>
          </table:table-cell>
          <table:table-cell table:formula="of:=[.Q90]*[.Q$2]+[.P90]*[.P$2]+[.O90]*[.O$2]+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44000" calcext:value-type="string">
            <text:p>00044000</text:p>
          </table:table-cell>
          <table:table-cell table:formula="of:=[.R90]*[.$R$2]+[.S90]*[.$S$2]+[.T90]*[.$T$2]+[.U90]*[.$U$2]+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+[.AU90]*[.$AU$2]+[.AV90]*[.$AV$2]+[.AW90]*[.$AW$2]" office:value-type="float" office:value="278528" calcext:value-type="float">
            <text:p>278528</text:p>
          </table:table-cell>
          <table:table-cell table:number-columns-repeated="9"/>
          <table:table-cell table:style-name="Default"/>
          <table:table-cell table:number-columns-repeated="7"/>
          <table:table-cell table:style-name="ce11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91];8)" office:value-type="string" office:string-value="00000000" calcext:value-type="string">
            <text:p>00000000</text:p>
          </table:table-cell>
          <table:table-cell table:formula="of:=[.Q91]*[.Q$2]+[.P91]*[.P$2]+[.O91]*[.O$2]+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0100080" calcext:value-type="string">
            <text:p>00100080</text:p>
          </table:table-cell>
          <table:table-cell table:formula="of:=[.R91]*[.$R$2]+[.S91]*[.$S$2]+[.T91]*[.$T$2]+[.U91]*[.$U$2]+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+[.AU91]*[.$AU$2]+[.AV91]*[.$AV$2]+[.AW91]*[.$AW$2]" office:value-type="float" office:value="1048704" calcext:value-type="float">
            <text:p>1048704</text:p>
          </table:table-cell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2];8)" office:value-type="string" office:string-value="00000000" calcext:value-type="string">
            <text:p>00000000</text:p>
          </table:table-cell>
          <table:table-cell table:formula="of:=[.Q92]*[.Q$2]+[.P92]*[.P$2]+[.O92]*[.O$2]+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1000" calcext:value-type="string">
            <text:p>00001000</text:p>
          </table:table-cell>
          <table:table-cell table:formula="of:=[.R92]*[.$R$2]+[.S92]*[.$S$2]+[.T92]*[.$T$2]+[.U92]*[.$U$2]+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+[.AU92]*[.$AU$2]+[.AV92]*[.$AV$2]+[.AW92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Q93]*[.Q$2]+[.P93]*[.P$2]+[.O93]*[.O$2]+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R93]*[.$R$2]+[.S93]*[.$S$2]+[.T93]*[.$T$2]+[.U93]*[.$U$2]+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+[.AU93]*[.$AU$2]+[.AV93]*[.$AV$2]+[.AW93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Q94]*[.Q$2]+[.P94]*[.P$2]+[.O94]*[.O$2]+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40000000" calcext:value-type="string">
            <text:p>40000000</text:p>
          </table:table-cell>
          <table:table-cell table:formula="of:=[.R94]*[.$R$2]+[.S94]*[.$S$2]+[.T94]*[.$T$2]+[.U94]*[.$U$2]+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+[.AU94]*[.$AU$2]+[.AV94]*[.$AV$2]+[.AW94]*[.$AW$2]" office:value-type="float" office:value="1073741824" calcext:value-type="float">
            <text:p>1073741824</text:p>
          </table:table-cell>
          <table:table-cell table:number-columns-repeated="9"/>
          <table:table-cell table:style-name="Default"/>
          <table:table-cell table:style-name="ce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95];8)" office:value-type="string" office:string-value="00000000" calcext:value-type="string">
            <text:p>00000000</text:p>
          </table:table-cell>
          <table:table-cell table:formula="of:=[.Q95]*[.Q$2]+[.P95]*[.P$2]+[.O95]*[.O$2]+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00000800" calcext:value-type="string">
            <text:p>00000800</text:p>
          </table:table-cell>
          <table:table-cell table:formula="of:=[.R95]*[.$R$2]+[.S95]*[.$S$2]+[.T95]*[.$T$2]+[.U95]*[.$U$2]+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+[.AU95]*[.$AU$2]+[.AV95]*[.$AV$2]+[.AW95]*[.$AW$2]" office:value-type="float" office:value="2048" calcext:value-type="float">
            <text:p>2048</text:p>
          </table:table-cell>
          <table:table-cell table:number-columns-repeated="9"/>
          <table:table-cell table:style-name="Default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6];8)" office:value-type="string" office:string-value="00000000" calcext:value-type="string">
            <text:p>00000000</text:p>
          </table:table-cell>
          <table:table-cell table:formula="of:=[.Q96]*[.Q$2]+[.P96]*[.P$2]+[.O96]*[.O$2]+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80000000" calcext:value-type="string">
            <text:p>80000000</text:p>
          </table:table-cell>
          <table:table-cell table:formula="of:=[.R96]*[.$R$2]+[.S96]*[.$S$2]+[.T96]*[.$T$2]+[.U96]*[.$U$2]+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+[.AU96]*[.$AU$2]+[.AV96]*[.$AV$2]+[.AW96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97];8)" office:value-type="string" office:string-value="00000000" calcext:value-type="string">
            <text:p>00000000</text:p>
          </table:table-cell>
          <table:table-cell table:formula="of:=[.Q97]*[.Q$2]+[.P97]*[.P$2]+[.O97]*[.O$2]+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00044000" calcext:value-type="string">
            <text:p>00044000</text:p>
          </table:table-cell>
          <table:table-cell table:formula="of:=[.R97]*[.$R$2]+[.S97]*[.$S$2]+[.T97]*[.$T$2]+[.U97]*[.$U$2]+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+[.AU97]*[.$AU$2]+[.AV97]*[.$AV$2]+[.AW97]*[.$AW$2]" office:value-type="float" office:value="278528" calcext:value-type="float">
            <text:p>278528</text:p>
          </table:table-cell>
          <table:table-cell table:number-columns-repeated="9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8];8)" office:value-type="string" office:string-value="00000000" calcext:value-type="string">
            <text:p>00000000</text:p>
          </table:table-cell>
          <table:table-cell table:formula="of:=[.Q98]*[.Q$2]+[.P98]*[.P$2]+[.O98]*[.O$2]+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01000" calcext:value-type="string">
            <text:p>00001000</text:p>
          </table:table-cell>
          <table:table-cell table:formula="of:=[.R98]*[.$R$2]+[.S98]*[.$S$2]+[.T98]*[.$T$2]+[.U98]*[.$U$2]+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+[.AU98]*[.$AU$2]+[.AV98]*[.$AV$2]+[.AW98]*[.$AW$2]" office:value-type="float" office:value="4096" calcext:value-type="float">
            <text:p>4096</text:p>
          </table:table-cell>
          <table:table-cell table:number-columns-repeated="9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Q99]*[.Q$2]+[.P99]*[.P$2]+[.O99]*[.O$2]+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48000" calcext:value-type="string">
            <text:p>00048000</text:p>
          </table:table-cell>
          <table:table-cell table:formula="of:=[.R99]*[.$R$2]+[.S99]*[.$S$2]+[.T99]*[.$T$2]+[.U99]*[.$U$2]+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+[.AU99]*[.$AU$2]+[.AV99]*[.$AV$2]+[.AW99]*[.$AW$2]" office:value-type="float" office:value="294912" calcext:value-type="float">
            <text:p>294912</text:p>
          </table:table-cell>
          <table:table-cell table:number-columns-repeated="9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100];8)" office:value-type="string" office:string-value="00000000" calcext:value-type="string">
            <text:p>00000000</text:p>
          </table:table-cell>
          <table:table-cell table:formula="of:=[.Q100]*[.Q$2]+[.P100]*[.P$2]+[.O100]*[.O$2]+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80000" calcext:value-type="string">
            <text:p>00080000</text:p>
          </table:table-cell>
          <table:table-cell table:formula="of:=[.R100]*[.$R$2]+[.S100]*[.$S$2]+[.T100]*[.$T$2]+[.U100]*[.$U$2]+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+[.AU100]*[.$AU$2]+[.AV100]*[.$AV$2]+[.AW100]*[.$AW$2]" office:value-type="float" office:value="524288" calcext:value-type="float">
            <text:p>524288</text:p>
          </table:table-cell>
          <table:table-cell table:number-columns-repeated="21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Q101]*[.Q$2]+[.P101]*[.P$2]+[.O101]*[.O$2]+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R101]*[.$R$2]+[.S101]*[.$S$2]+[.T101]*[.$T$2]+[.U101]*[.$U$2]+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+[.AU101]*[.$AU$2]+[.AV101]*[.$AV$2]+[.AW101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102];8)" office:value-type="string" office:string-value="00000000" calcext:value-type="string">
            <text:p>00000000</text:p>
          </table:table-cell>
          <table:table-cell table:formula="of:=[.Q102]*[.Q$2]+[.P102]*[.P$2]+[.O102]*[.O$2]+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00044000" calcext:value-type="string">
            <text:p>00044000</text:p>
          </table:table-cell>
          <table:table-cell table:formula="of:=[.R102]*[.$R$2]+[.S102]*[.$S$2]+[.T102]*[.$T$2]+[.U102]*[.$U$2]+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+[.AU102]*[.$AU$2]+[.AV102]*[.$AV$2]+[.AW102]*[.$AW$2]" office:value-type="float" office:value="278528" calcext:value-type="float">
            <text:p>278528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3];8)" office:value-type="string" office:string-value="00000000" calcext:value-type="string">
            <text:p>00000000</text:p>
          </table:table-cell>
          <table:table-cell table:formula="of:=[.Q103]*[.Q$2]+[.P103]*[.P$2]+[.O103]*[.O$2]+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01000" calcext:value-type="string">
            <text:p>00001000</text:p>
          </table:table-cell>
          <table:table-cell table:formula="of:=[.R103]*[.$R$2]+[.S103]*[.$S$2]+[.T103]*[.$T$2]+[.U103]*[.$U$2]+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+[.AU103]*[.$AU$2]+[.AV103]*[.$AV$2]+[.AW103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4];8)" office:value-type="string" office:string-value="00000000" calcext:value-type="string">
            <text:p>00000000</text:p>
          </table:table-cell>
          <table:table-cell table:formula="of:=[.Q104]*[.Q$2]+[.P104]*[.P$2]+[.O104]*[.O$2]+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00048000" calcext:value-type="string">
            <text:p>00048000</text:p>
          </table:table-cell>
          <table:table-cell table:formula="of:=[.R104]*[.$R$2]+[.S104]*[.$S$2]+[.T104]*[.$T$2]+[.U104]*[.$U$2]+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+[.AU104]*[.$AU$2]+[.AV104]*[.$AV$2]+[.AW104]*[.$AW$2]" office:value-type="float" office:value="294912" calcext:value-type="float">
            <text:p>294912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5];8)" office:value-type="string" office:string-value="00000000" calcext:value-type="string">
            <text:p>00000000</text:p>
          </table:table-cell>
          <table:table-cell table:formula="of:=[.Q105]*[.Q$2]+[.P105]*[.P$2]+[.O105]*[.O$2]+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01000" calcext:value-type="string">
            <text:p>00001000</text:p>
          </table:table-cell>
          <table:table-cell table:formula="of:=[.R105]*[.$R$2]+[.S105]*[.$S$2]+[.T105]*[.$T$2]+[.U105]*[.$U$2]+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+[.AU105]*[.$AU$2]+[.AV105]*[.$AV$2]+[.AW105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6];8)" office:value-type="string" office:string-value="00000000" calcext:value-type="string">
            <text:p>00000000</text:p>
          </table:table-cell>
          <table:table-cell table:formula="of:=[.Q106]*[.Q$2]+[.P106]*[.P$2]+[.O106]*[.O$2]+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20000000" calcext:value-type="string">
            <text:p>20000000</text:p>
          </table:table-cell>
          <table:table-cell table:formula="of:=[.R106]*[.$R$2]+[.S106]*[.$S$2]+[.T106]*[.$T$2]+[.U106]*[.$U$2]+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+[.AU106]*[.$AU$2]+[.AV106]*[.$AV$2]+[.AW106]*[.$AW$2]" office:value-type="float" office:value="536870912" calcext:value-type="float">
            <text:p>536870912</text:p>
          </table:table-cell>
          <table:table-cell table:number-columns-repeated="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table:number-columns-repeated="29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07];8)" office:value-type="string" office:string-value="00000000" calcext:value-type="string">
            <text:p>00000000</text:p>
          </table:table-cell>
          <table:table-cell table:formula="of:=[.Q107]*[.Q$2]+[.P107]*[.P$2]+[.O107]*[.O$2]+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80000" calcext:value-type="string">
            <text:p>00080000</text:p>
          </table:table-cell>
          <table:table-cell table:formula="of:=[.R107]*[.$R$2]+[.S107]*[.$S$2]+[.T107]*[.$T$2]+[.U107]*[.$U$2]+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+[.AU107]*[.$AU$2]+[.AV107]*[.$AV$2]+[.AW107]*[.$AW$2]" office:value-type="float" office:value="524288" calcext:value-type="float">
            <text:p>524288</text:p>
          </table:table-cell>
          <table:table-cell table:number-columns-repeated="10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8];8)" office:value-type="string" office:string-value="00000000" calcext:value-type="string">
            <text:p>00000000</text:p>
          </table:table-cell>
          <table:table-cell table:formula="of:=[.Q108]*[.Q$2]+[.P108]*[.P$2]+[.O108]*[.O$2]+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R108]*[.$R$2]+[.S108]*[.$S$2]+[.T108]*[.$T$2]+[.U108]*[.$U$2]+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+[.AU108]*[.$AU$2]+[.AV108]*[.$AV$2]+[.AW108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5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Q109]*[.Q$2]+[.P109]*[.P$2]+[.O109]*[.O$2]+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0044000" calcext:value-type="string">
            <text:p>00044000</text:p>
          </table:table-cell>
          <table:table-cell table:formula="of:=[.R109]*[.$R$2]+[.S109]*[.$S$2]+[.T109]*[.$T$2]+[.U109]*[.$U$2]+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+[.AU109]*[.$AU$2]+[.AV109]*[.$AV$2]+[.AW109]*[.$AW$2]" office:value-type="float" office:value="278528" calcext:value-type="float">
            <text:p>278528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0];8)" office:value-type="string" office:string-value="00000000" calcext:value-type="string">
            <text:p>00000000</text:p>
          </table:table-cell>
          <table:table-cell table:formula="of:=[.Q110]*[.Q$2]+[.P110]*[.P$2]+[.O110]*[.O$2]+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00001000" calcext:value-type="string">
            <text:p>00001000</text:p>
          </table:table-cell>
          <table:table-cell table:formula="of:=[.R110]*[.$R$2]+[.S110]*[.$S$2]+[.T110]*[.$T$2]+[.U110]*[.$U$2]+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+[.AU110]*[.$AU$2]+[.AV110]*[.$AV$2]+[.AW110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1];8)" office:value-type="string" office:string-value="00000000" calcext:value-type="string">
            <text:p>00000000</text:p>
          </table:table-cell>
          <table:table-cell table:formula="of:=[.Q111]*[.Q$2]+[.P111]*[.P$2]+[.O111]*[.O$2]+[.N111]*[.N$2]+[.M111]*[.M$2]+[.L111]*[.L$2]+[.K111]*[.K$2]+[.J111]*[.J$2]+[.I111]*[.I$2]" office:value-type="float" office:value="0" calcext:value-type="float">
            <text:p>0</text:p>
          </table:table-cell>
          <table:table-cell table:formula="of:=DEC2HEX([.H111];8)" office:value-type="string" office:string-value="00048000" calcext:value-type="string">
            <text:p>00048000</text:p>
          </table:table-cell>
          <table:table-cell table:formula="of:=[.R111]*[.$R$2]+[.S111]*[.$S$2]+[.T111]*[.$T$2]+[.U111]*[.$U$2]+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+[.AU111]*[.$AU$2]+[.AV111]*[.$AV$2]+[.AW111]*[.$AW$2]" office:value-type="float" office:value="294912" calcext:value-type="float">
            <text:p>294912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2];8)" office:value-type="string" office:string-value="00000000" calcext:value-type="string">
            <text:p>00000000</text:p>
          </table:table-cell>
          <table:table-cell table:formula="of:=[.Q112]*[.Q$2]+[.P112]*[.P$2]+[.O112]*[.O$2]+[.N112]*[.N$2]+[.M112]*[.M$2]+[.L112]*[.L$2]+[.K112]*[.K$2]+[.J112]*[.J$2]+[.I112]*[.I$2]" office:value-type="float" office:value="0" calcext:value-type="float">
            <text:p>0</text:p>
          </table:table-cell>
          <table:table-cell table:formula="of:=DEC2HEX([.H112];8)" office:value-type="string" office:string-value="00001000" calcext:value-type="string">
            <text:p>00001000</text:p>
          </table:table-cell>
          <table:table-cell table:formula="of:=[.R112]*[.$R$2]+[.S112]*[.$S$2]+[.T112]*[.$T$2]+[.U112]*[.$U$2]+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+[.AU112]*[.$AU$2]+[.AV112]*[.$AV$2]+[.AW112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13];8)" office:value-type="string" office:string-value="00000000" calcext:value-type="string">
            <text:p>00000000</text:p>
          </table:table-cell>
          <table:table-cell table:formula="of:=[.Q113]*[.Q$2]+[.P113]*[.P$2]+[.O113]*[.O$2]+[.N113]*[.N$2]+[.M113]*[.M$2]+[.L113]*[.L$2]+[.K113]*[.K$2]+[.J113]*[.J$2]+[.I113]*[.I$2]" office:value-type="float" office:value="0" calcext:value-type="float">
            <text:p>0</text:p>
          </table:table-cell>
          <table:table-cell table:formula="of:=DEC2HEX([.H113];8)" office:value-type="string" office:string-value="10000000" calcext:value-type="string">
            <text:p>10000000</text:p>
          </table:table-cell>
          <table:table-cell table:formula="of:=[.R113]*[.$R$2]+[.S113]*[.$S$2]+[.T113]*[.$T$2]+[.U113]*[.$U$2]+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+[.AU113]*[.$AU$2]+[.AV113]*[.$AV$2]+[.AW113]*[.$AW$2]" office:value-type="float" office:value="268435456" calcext:value-type="float">
            <text:p>268435456</text:p>
          </table:table-cell>
          <table:table-cell table:number-columns-repeated="10"/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28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14];8)" office:value-type="string" office:string-value="00000000" calcext:value-type="string">
            <text:p>00000000</text:p>
          </table:table-cell>
          <table:table-cell table:formula="of:=[.Q114]*[.Q$2]+[.P114]*[.P$2]+[.O114]*[.O$2]+[.N114]*[.N$2]+[.M114]*[.M$2]+[.L114]*[.L$2]+[.K114]*[.K$2]+[.J114]*[.J$2]+[.I114]*[.I$2]" office:value-type="float" office:value="0" calcext:value-type="float">
            <text:p>0</text:p>
          </table:table-cell>
          <table:table-cell table:formula="of:=DEC2HEX([.H114];8)" office:value-type="string" office:string-value="00080000" calcext:value-type="string">
            <text:p>00080000</text:p>
          </table:table-cell>
          <table:table-cell table:formula="of:=[.R114]*[.$R$2]+[.S114]*[.$S$2]+[.T114]*[.$T$2]+[.U114]*[.$U$2]+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+[.AU114]*[.$AU$2]+[.AV114]*[.$AV$2]+[.AW114]*[.$AW$2]" office:value-type="float" office:value="524288" calcext:value-type="float">
            <text:p>524288</text:p>
          </table:table-cell>
          <table:table-cell table:number-columns-repeated="10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15];8)" office:value-type="string" office:string-value="00000000" calcext:value-type="string">
            <text:p>00000000</text:p>
          </table:table-cell>
          <table:table-cell table:formula="of:=[.Q115]*[.Q$2]+[.P115]*[.P$2]+[.O115]*[.O$2]+[.N115]*[.N$2]+[.M115]*[.M$2]+[.L115]*[.L$2]+[.K115]*[.K$2]+[.J115]*[.J$2]+[.I115]*[.I$2]" office:value-type="float" office:value="0" calcext:value-type="float">
            <text:p>0</text:p>
          </table:table-cell>
          <table:table-cell table:formula="of:=DEC2HEX([.H115];8)" office:value-type="string" office:string-value="80000000" calcext:value-type="string">
            <text:p>80000000</text:p>
          </table:table-cell>
          <table:table-cell table:formula="of:=[.R115]*[.$R$2]+[.S115]*[.$S$2]+[.T115]*[.$T$2]+[.U115]*[.$U$2]+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+[.AU115]*[.$AU$2]+[.AV115]*[.$AV$2]+[.AW115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5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116];8)" office:value-type="string" office:string-value="00000000" calcext:value-type="string">
            <text:p>00000000</text:p>
          </table:table-cell>
          <table:table-cell table:formula="of:=[.Q116]*[.Q$2]+[.P116]*[.P$2]+[.O116]*[.O$2]+[.N116]*[.N$2]+[.M116]*[.M$2]+[.L116]*[.L$2]+[.K116]*[.K$2]+[.J116]*[.J$2]+[.I116]*[.I$2]" office:value-type="float" office:value="0" calcext:value-type="float">
            <text:p>0</text:p>
          </table:table-cell>
          <table:table-cell table:formula="of:=DEC2HEX([.H116];8)" office:value-type="string" office:string-value="00044000" calcext:value-type="string">
            <text:p>00044000</text:p>
          </table:table-cell>
          <table:table-cell table:formula="of:=[.R116]*[.$R$2]+[.S116]*[.$S$2]+[.T116]*[.$T$2]+[.U116]*[.$U$2]+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+[.AU116]*[.$AU$2]+[.AV116]*[.$AV$2]+[.AW116]*[.$AW$2]" office:value-type="float" office:value="278528" calcext:value-type="float">
            <text:p>278528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7];8)" office:value-type="string" office:string-value="00000000" calcext:value-type="string">
            <text:p>00000000</text:p>
          </table:table-cell>
          <table:table-cell table:formula="of:=[.Q117]*[.Q$2]+[.P117]*[.P$2]+[.O117]*[.O$2]+[.N117]*[.N$2]+[.M117]*[.M$2]+[.L117]*[.L$2]+[.K117]*[.K$2]+[.J117]*[.J$2]+[.I117]*[.I$2]" office:value-type="float" office:value="0" calcext:value-type="float">
            <text:p>0</text:p>
          </table:table-cell>
          <table:table-cell table:formula="of:=DEC2HEX([.H117];8)" office:value-type="string" office:string-value="00001000" calcext:value-type="string">
            <text:p>00001000</text:p>
          </table:table-cell>
          <table:table-cell table:formula="of:=[.R117]*[.$R$2]+[.S117]*[.$S$2]+[.T117]*[.$T$2]+[.U117]*[.$U$2]+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+[.AU117]*[.$AU$2]+[.AV117]*[.$AV$2]+[.AW117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8];8)" office:value-type="string" office:string-value="00000000" calcext:value-type="string">
            <text:p>00000000</text:p>
          </table:table-cell>
          <table:table-cell table:formula="of:=[.Q118]*[.Q$2]+[.P118]*[.P$2]+[.O118]*[.O$2]+[.N118]*[.N$2]+[.M118]*[.M$2]+[.L118]*[.L$2]+[.K118]*[.K$2]+[.J118]*[.J$2]+[.I118]*[.I$2]" office:value-type="float" office:value="0" calcext:value-type="float">
            <text:p>0</text:p>
          </table:table-cell>
          <table:table-cell table:formula="of:=DEC2HEX([.H118];8)" office:value-type="string" office:string-value="00048000" calcext:value-type="string">
            <text:p>00048000</text:p>
          </table:table-cell>
          <table:table-cell table:formula="of:=[.R118]*[.$R$2]+[.S118]*[.$S$2]+[.T118]*[.$T$2]+[.U118]*[.$U$2]+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+[.AU118]*[.$AU$2]+[.AV118]*[.$AV$2]+[.AW118]*[.$AW$2]" office:value-type="float" office:value="294912" calcext:value-type="float">
            <text:p>294912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9];8)" office:value-type="string" office:string-value="00000000" calcext:value-type="string">
            <text:p>00000000</text:p>
          </table:table-cell>
          <table:table-cell table:formula="of:=[.Q119]*[.Q$2]+[.P119]*[.P$2]+[.O119]*[.O$2]+[.N119]*[.N$2]+[.M119]*[.M$2]+[.L119]*[.L$2]+[.K119]*[.K$2]+[.J119]*[.J$2]+[.I119]*[.I$2]" office:value-type="float" office:value="0" calcext:value-type="float">
            <text:p>0</text:p>
          </table:table-cell>
          <table:table-cell table:formula="of:=DEC2HEX([.H119];8)" office:value-type="string" office:string-value="00001000" calcext:value-type="string">
            <text:p>00001000</text:p>
          </table:table-cell>
          <table:table-cell table:formula="of:=[.R119]*[.$R$2]+[.S119]*[.$S$2]+[.T119]*[.$T$2]+[.U119]*[.$U$2]+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+[.AU119]*[.$AU$2]+[.AV119]*[.$AV$2]+[.AW119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0];8)" office:value-type="string" office:string-value="00000000" calcext:value-type="string">
            <text:p>00000000</text:p>
          </table:table-cell>
          <table:table-cell table:formula="of:=[.Q120]*[.Q$2]+[.P120]*[.P$2]+[.O120]*[.O$2]+[.N120]*[.N$2]+[.M120]*[.M$2]+[.L120]*[.L$2]+[.K120]*[.K$2]+[.J120]*[.J$2]+[.I120]*[.I$2]" office:value-type="float" office:value="0" calcext:value-type="float">
            <text:p>0</text:p>
          </table:table-cell>
          <table:table-cell table:formula="of:=DEC2HEX([.H120];8)" office:value-type="string" office:string-value="08000000" calcext:value-type="string">
            <text:p>08000000</text:p>
          </table:table-cell>
          <table:table-cell table:formula="of:=[.R120]*[.$R$2]+[.S120]*[.$S$2]+[.T120]*[.$T$2]+[.U120]*[.$U$2]+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+[.AU120]*[.$AU$2]+[.AV120]*[.$AV$2]+[.AW120]*[.$AW$2]" office:value-type="float" office:value="134217728" calcext:value-type="float">
            <text:p>134217728</text:p>
          </table:table-cell>
          <table:table-cell table:number-columns-repeated="10"/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27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1];8)" office:value-type="string" office:string-value="00000000" calcext:value-type="string">
            <text:p>00000000</text:p>
          </table:table-cell>
          <table:table-cell table:formula="of:=[.Q121]*[.Q$2]+[.P121]*[.P$2]+[.O121]*[.O$2]+[.N121]*[.N$2]+[.M121]*[.M$2]+[.L121]*[.L$2]+[.K121]*[.K$2]+[.J121]*[.J$2]+[.I121]*[.I$2]" office:value-type="float" office:value="0" calcext:value-type="float">
            <text:p>0</text:p>
          </table:table-cell>
          <table:table-cell table:formula="of:=DEC2HEX([.H121];8)" office:value-type="string" office:string-value="00080000" calcext:value-type="string">
            <text:p>00080000</text:p>
          </table:table-cell>
          <table:table-cell table:formula="of:=[.R121]*[.$R$2]+[.S121]*[.$S$2]+[.T121]*[.$T$2]+[.U121]*[.$U$2]+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+[.AU121]*[.$AU$2]+[.AV121]*[.$AV$2]+[.AW121]*[.$AW$2]" office:value-type="float" office:value="524288" calcext:value-type="float">
            <text:p>524288</text:p>
          </table:table-cell>
          <table:table-cell table:number-columns-repeated="10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2];8)" office:value-type="string" office:string-value="00000000" calcext:value-type="string">
            <text:p>00000000</text:p>
          </table:table-cell>
          <table:table-cell table:formula="of:=[.Q122]*[.Q$2]+[.P122]*[.P$2]+[.O122]*[.O$2]+[.N122]*[.N$2]+[.M122]*[.M$2]+[.L122]*[.L$2]+[.K122]*[.K$2]+[.J122]*[.J$2]+[.I122]*[.I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R122]*[.$R$2]+[.S122]*[.$S$2]+[.T122]*[.$T$2]+[.U122]*[.$U$2]+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+[.AU122]*[.$AU$2]+[.AV122]*[.$AV$2]+[.AW122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5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123];8)" office:value-type="string" office:string-value="00000000" calcext:value-type="string">
            <text:p>00000000</text:p>
          </table:table-cell>
          <table:table-cell table:formula="of:=[.Q123]*[.Q$2]+[.P123]*[.P$2]+[.O123]*[.O$2]+[.N123]*[.N$2]+[.M123]*[.M$2]+[.L123]*[.L$2]+[.K123]*[.K$2]+[.J123]*[.J$2]+[.I123]*[.I$2]" office:value-type="float" office:value="0" calcext:value-type="float">
            <text:p>0</text:p>
          </table:table-cell>
          <table:table-cell table:formula="of:=DEC2HEX([.H123];8)" office:value-type="string" office:string-value="00044000" calcext:value-type="string">
            <text:p>00044000</text:p>
          </table:table-cell>
          <table:table-cell table:formula="of:=[.R123]*[.$R$2]+[.S123]*[.$S$2]+[.T123]*[.$T$2]+[.U123]*[.$U$2]+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+[.AU123]*[.$AU$2]+[.AV123]*[.$AV$2]+[.AW123]*[.$AW$2]" office:value-type="float" office:value="278528" calcext:value-type="float">
            <text:p>278528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4];8)" office:value-type="string" office:string-value="00000000" calcext:value-type="string">
            <text:p>00000000</text:p>
          </table:table-cell>
          <table:table-cell table:formula="of:=[.Q124]*[.Q$2]+[.P124]*[.P$2]+[.O124]*[.O$2]+[.N124]*[.N$2]+[.M124]*[.M$2]+[.L124]*[.L$2]+[.K124]*[.K$2]+[.J124]*[.J$2]+[.I124]*[.I$2]" office:value-type="float" office:value="0" calcext:value-type="float">
            <text:p>0</text:p>
          </table:table-cell>
          <table:table-cell table:formula="of:=DEC2HEX([.H124];8)" office:value-type="string" office:string-value="00001000" calcext:value-type="string">
            <text:p>00001000</text:p>
          </table:table-cell>
          <table:table-cell table:formula="of:=[.R124]*[.$R$2]+[.S124]*[.$S$2]+[.T124]*[.$T$2]+[.U124]*[.$U$2]+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+[.AU124]*[.$AU$2]+[.AV124]*[.$AV$2]+[.AW124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25];8)" office:value-type="string" office:string-value="00000000" calcext:value-type="string">
            <text:p>00000000</text:p>
          </table:table-cell>
          <table:table-cell table:formula="of:=[.Q125]*[.Q$2]+[.P125]*[.P$2]+[.O125]*[.O$2]+[.N125]*[.N$2]+[.M125]*[.M$2]+[.L125]*[.L$2]+[.K125]*[.K$2]+[.J125]*[.J$2]+[.I125]*[.I$2]" office:value-type="float" office:value="0" calcext:value-type="float">
            <text:p>0</text:p>
          </table:table-cell>
          <table:table-cell table:formula="of:=DEC2HEX([.H125];8)" office:value-type="string" office:string-value="00048000" calcext:value-type="string">
            <text:p>00048000</text:p>
          </table:table-cell>
          <table:table-cell table:formula="of:=[.R125]*[.$R$2]+[.S125]*[.$S$2]+[.T125]*[.$T$2]+[.U125]*[.$U$2]+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+[.AU125]*[.$AU$2]+[.AV125]*[.$AV$2]+[.AW125]*[.$AW$2]" office:value-type="float" office:value="294912" calcext:value-type="float">
            <text:p>294912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6];8)" office:value-type="string" office:string-value="00000000" calcext:value-type="string">
            <text:p>00000000</text:p>
          </table:table-cell>
          <table:table-cell table:formula="of:=[.Q126]*[.Q$2]+[.P126]*[.P$2]+[.O126]*[.O$2]+[.N126]*[.N$2]+[.M126]*[.M$2]+[.L126]*[.L$2]+[.K126]*[.K$2]+[.J126]*[.J$2]+[.I126]*[.I$2]" office:value-type="float" office:value="0" calcext:value-type="float">
            <text:p>0</text:p>
          </table:table-cell>
          <table:table-cell table:formula="of:=DEC2HEX([.H126];8)" office:value-type="string" office:string-value="00001000" calcext:value-type="string">
            <text:p>00001000</text:p>
          </table:table-cell>
          <table:table-cell table:formula="of:=[.R126]*[.$R$2]+[.S126]*[.$S$2]+[.T126]*[.$T$2]+[.U126]*[.$U$2]+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+[.AU126]*[.$AU$2]+[.AV126]*[.$AV$2]+[.AW126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7];8)" office:value-type="string" office:string-value="00000000" calcext:value-type="string">
            <text:p>00000000</text:p>
          </table:table-cell>
          <table:table-cell table:formula="of:=[.Q127]*[.Q$2]+[.P127]*[.P$2]+[.O127]*[.O$2]+[.N127]*[.N$2]+[.M127]*[.M$2]+[.L127]*[.L$2]+[.K127]*[.K$2]+[.J127]*[.J$2]+[.I127]*[.I$2]" office:value-type="float" office:value="0" calcext:value-type="float">
            <text:p>0</text:p>
          </table:table-cell>
          <table:table-cell table:formula="of:=DEC2HEX([.H127];8)" office:value-type="string" office:string-value="04000000" calcext:value-type="string">
            <text:p>04000000</text:p>
          </table:table-cell>
          <table:table-cell table:formula="of:=[.R127]*[.$R$2]+[.S127]*[.$S$2]+[.T127]*[.$T$2]+[.U127]*[.$U$2]+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+[.AU127]*[.$AU$2]+[.AV127]*[.$AV$2]+[.AW127]*[.$AW$2]" office:value-type="float" office:value="67108864" calcext:value-type="float">
            <text:p>67108864</text:p>
          </table:table-cell>
          <table:table-cell table:number-columns-repeated="10"/>
          <table:table-cell table:style-name="ce11" table:number-columns-repeated="4"/>
          <table:table-cell table:style-name="ce10" office:value-type="float" office:value="1" calcext:value-type="float">
            <text:p>1</text:p>
          </table:table-cell>
          <table:table-cell table:style-name="ce11" table:number-columns-repeated="26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8];8)" office:value-type="string" office:string-value="00000000" calcext:value-type="string">
            <text:p>00000000</text:p>
          </table:table-cell>
          <table:table-cell table:formula="of:=[.Q128]*[.Q$2]+[.P128]*[.P$2]+[.O128]*[.O$2]+[.N128]*[.N$2]+[.M128]*[.M$2]+[.L128]*[.L$2]+[.K128]*[.K$2]+[.J128]*[.J$2]+[.I128]*[.I$2]" office:value-type="float" office:value="0" calcext:value-type="float">
            <text:p>0</text:p>
          </table:table-cell>
          <table:table-cell table:formula="of:=DEC2HEX([.H128];8)" office:value-type="string" office:string-value="00080000" calcext:value-type="string">
            <text:p>00080000</text:p>
          </table:table-cell>
          <table:table-cell table:formula="of:=[.R128]*[.$R$2]+[.S128]*[.$S$2]+[.T128]*[.$T$2]+[.U128]*[.$U$2]+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+[.AU128]*[.$AU$2]+[.AV128]*[.$AV$2]+[.AW128]*[.$AW$2]" office:value-type="float" office:value="524288" calcext:value-type="float">
            <text:p>524288</text:p>
          </table:table-cell>
          <table:table-cell table:number-columns-repeated="10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9];8)" office:value-type="string" office:string-value="00000000" calcext:value-type="string">
            <text:p>00000000</text:p>
          </table:table-cell>
          <table:table-cell table:formula="of:=[.Q129]*[.Q$2]+[.P129]*[.P$2]+[.O129]*[.O$2]+[.N129]*[.N$2]+[.M129]*[.M$2]+[.L129]*[.L$2]+[.K129]*[.K$2]+[.J129]*[.J$2]+[.I129]*[.I$2]" office:value-type="float" office:value="0" calcext:value-type="float">
            <text:p>0</text:p>
          </table:table-cell>
          <table:table-cell table:formula="of:=DEC2HEX([.H129];8)" office:value-type="string" office:string-value="80000000" calcext:value-type="string">
            <text:p>80000000</text:p>
          </table:table-cell>
          <table:table-cell table:formula="of:=[.R129]*[.$R$2]+[.S129]*[.$S$2]+[.T129]*[.$T$2]+[.U129]*[.$U$2]+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+[.AU129]*[.$AU$2]+[.AV129]*[.$AV$2]+[.AW129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5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130];8)" office:value-type="string" office:string-value="00000000" calcext:value-type="string">
            <text:p>00000000</text:p>
          </table:table-cell>
          <table:table-cell table:formula="of:=[.Q130]*[.Q$2]+[.P130]*[.P$2]+[.O130]*[.O$2]+[.N130]*[.N$2]+[.M130]*[.M$2]+[.L130]*[.L$2]+[.K130]*[.K$2]+[.J130]*[.J$2]+[.I130]*[.I$2]" office:value-type="float" office:value="0" calcext:value-type="float">
            <text:p>0</text:p>
          </table:table-cell>
          <table:table-cell table:formula="of:=DEC2HEX([.H130];8)" office:value-type="string" office:string-value="000000DC" calcext:value-type="string">
            <text:p>000000DC</text:p>
          </table:table-cell>
          <table:table-cell table:formula="of:=[.R130]*[.$R$2]+[.S130]*[.$S$2]+[.T130]*[.$T$2]+[.U130]*[.$U$2]+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+[.AU130]*[.$AU$2]+[.AV130]*[.$AV$2]+[.AW130]*[.$AW$2]" office:value-type="float" office:value="220" calcext:value-type="float">
            <text:p>220</text:p>
          </table:table-cell>
          <table:table-cell table:number-columns-repeated="9"/>
          <table:table-cell table:style-name="Default"/>
          <table:table-cell table:number-columns-repeated="22"/>
          <table:table-cell table:style-name="ce11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Q131]*[.Q$2]+[.P131]*[.P$2]+[.O131]*[.O$2]+[.N131]*[.N$2]+[.M131]*[.M$2]+[.L131]*[.L$2]+[.K131]*[.K$2]+[.J131]*[.J$2]+[.I131]*[.I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R131]*[.$R$2]+[.S131]*[.$S$2]+[.T131]*[.$T$2]+[.U131]*[.$U$2]+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+[.AU131]*[.$AU$2]+[.AV131]*[.$AV$2]+[.AW131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132];8)" office:value-type="string" office:string-value="00000000" calcext:value-type="string">
            <text:p>00000000</text:p>
          </table:table-cell>
          <table:table-cell table:formula="of:=[.Q132]*[.Q$2]+[.P132]*[.P$2]+[.O132]*[.O$2]+[.N132]*[.N$2]+[.M132]*[.M$2]+[.L132]*[.L$2]+[.K132]*[.K$2]+[.J132]*[.J$2]+[.I132]*[.I$2]" office:value-type="float" office:value="0" calcext:value-type="float">
            <text:p>0</text:p>
          </table:table-cell>
          <table:table-cell table:formula="of:=DEC2HEX([.H132];8)" office:value-type="string" office:string-value="000000E8" calcext:value-type="string">
            <text:p>000000E8</text:p>
          </table:table-cell>
          <table:table-cell table:formula="of:=[.R132]*[.$R$2]+[.S132]*[.$S$2]+[.T132]*[.$T$2]+[.U132]*[.$U$2]+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+[.AU132]*[.$AU$2]+[.AV132]*[.$AV$2]+[.AW132]*[.$AW$2]" office:value-type="float" office:value="232" calcext:value-type="float">
            <text:p>232</text:p>
          </table:table-cell>
          <table:table-cell table:number-columns-repeated="9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Q133]*[.Q$2]+[.P133]*[.P$2]+[.O133]*[.O$2]+[.N133]*[.N$2]+[.M133]*[.M$2]+[.L133]*[.L$2]+[.K133]*[.K$2]+[.J133]*[.J$2]+[.I133]*[.I$2]" office:value-type="float" office:value="0" calcext:value-type="float">
            <text:p>0</text:p>
          </table:table-cell>
          <table:table-cell table:formula="of:=DEC2HEX([.H133];8)" office:value-type="string" office:string-value="80000000" calcext:value-type="string">
            <text:p>80000000</text:p>
          </table:table-cell>
          <table:table-cell table:formula="of:=[.R133]*[.$R$2]+[.S133]*[.$S$2]+[.T133]*[.$T$2]+[.U133]*[.$U$2]+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+[.AU133]*[.$AU$2]+[.AV133]*[.$AV$2]+[.AW133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134];8)" office:value-type="string" office:string-value="00000000" calcext:value-type="string">
            <text:p>00000000</text:p>
          </table:table-cell>
          <table:table-cell table:formula="of:=[.Q134]*[.Q$2]+[.P134]*[.P$2]+[.O134]*[.O$2]+[.N134]*[.N$2]+[.M134]*[.M$2]+[.L134]*[.L$2]+[.K134]*[.K$2]+[.J134]*[.J$2]+[.I134]*[.I$2]" office:value-type="float" office:value="0" calcext:value-type="float">
            <text:p>0</text:p>
          </table:table-cell>
          <table:table-cell table:formula="of:=DEC2HEX([.H134];8)" office:value-type="string" office:string-value="000000E9" calcext:value-type="string">
            <text:p>000000E9</text:p>
          </table:table-cell>
          <table:table-cell table:formula="of:=[.R134]*[.$R$2]+[.S134]*[.$S$2]+[.T134]*[.$T$2]+[.U134]*[.$U$2]+[.V134]*[.$V$2]+[.W134]*[.$W$2]+[.X134]*[.$X$2]+[.Y134]*[.$Y$2]+[.Z134]*[.$Z$2]+[.AA134]*[.$AA$2]+[.AB134]*[.$AB$2]+[.AC134]*[.$AC$2]+[.AD134]*[.$AD$2]+[.AE134]*[.$AE$2]+[.AF134]*[.$AF$2]+[.AG134]*[.$AG$2]+[.AH134]*[.$AH$2]+[.AI134]*[.$AI$2]+[.AJ134]*[.$AJ$2]+[.AK134]*[.$AK$2]+[.AL134]*[.$AL$2]+[.AM134]*[.$AM$2]+[.AN134]*[.$AN$2]+[.AO134]*[.$AO$2]+[.AP134]*[.$AP$2]+[.AQ134]*[.$AQ$2]+[.AR134]*[.$AR$2]+[.AS134]*[.$AS$2]+[.AT134]*[.$AT$2]+[.AU134]*[.$AU$2]+[.AV134]*[.$AV$2]+[.AW134]*[.$AW$2]" office:value-type="float" office:value="233" calcext:value-type="float">
            <text:p>233</text:p>
          </table:table-cell>
          <table:table-cell table:number-columns-repeated="9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5];8)" office:value-type="string" office:string-value="00000000" calcext:value-type="string">
            <text:p>00000000</text:p>
          </table:table-cell>
          <table:table-cell table:formula="of:=[.Q135]*[.Q$2]+[.P135]*[.P$2]+[.O135]*[.O$2]+[.N135]*[.N$2]+[.M135]*[.M$2]+[.L135]*[.L$2]+[.K135]*[.K$2]+[.J135]*[.J$2]+[.I135]*[.I$2]" office:value-type="float" office:value="0" calcext:value-type="float">
            <text:p>0</text:p>
          </table:table-cell>
          <table:table-cell table:formula="of:=DEC2HEX([.H135];8)" office:value-type="string" office:string-value="80000000" calcext:value-type="string">
            <text:p>80000000</text:p>
          </table:table-cell>
          <table:table-cell table:formula="of:=[.R135]*[.$R$2]+[.S135]*[.$S$2]+[.T135]*[.$T$2]+[.U135]*[.$U$2]+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+[.AU135]*[.$AU$2]+[.AV135]*[.$AV$2]+[.AW135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136];8)" office:value-type="string" office:string-value="00000000" calcext:value-type="string">
            <text:p>00000000</text:p>
          </table:table-cell>
          <table:table-cell table:formula="of:=[.Q136]*[.Q$2]+[.P136]*[.P$2]+[.O136]*[.O$2]+[.N136]*[.N$2]+[.M136]*[.M$2]+[.L136]*[.L$2]+[.K136]*[.K$2]+[.J136]*[.J$2]+[.I136]*[.I$2]" office:value-type="float" office:value="0" calcext:value-type="float">
            <text:p>0</text:p>
          </table:table-cell>
          <table:table-cell table:formula="of:=DEC2HEX([.H136];8)" office:value-type="string" office:string-value="000000D0" calcext:value-type="string">
            <text:p>000000D0</text:p>
          </table:table-cell>
          <table:table-cell table:formula="of:=[.R136]*[.$R$2]+[.S136]*[.$S$2]+[.T136]*[.$T$2]+[.U136]*[.$U$2]+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+[.AU136]*[.$AU$2]+[.AV136]*[.$AV$2]+[.AW136]*[.$AW$2]" office:value-type="float" office:value="208" calcext:value-type="float">
            <text:p>208</text:p>
          </table:table-cell>
          <table:table-cell table:number-columns-repeated="9"/>
          <table:table-cell table:style-name="Default"/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7];8)" office:value-type="string" office:string-value="00000000" calcext:value-type="string">
            <text:p>00000000</text:p>
          </table:table-cell>
          <table:table-cell table:formula="of:=[.Q137]*[.Q$2]+[.P137]*[.P$2]+[.O137]*[.O$2]+[.N137]*[.N$2]+[.M137]*[.M$2]+[.L137]*[.L$2]+[.K137]*[.K$2]+[.J137]*[.J$2]+[.I137]*[.I$2]" office:value-type="float" office:value="0" calcext:value-type="float">
            <text:p>0</text:p>
          </table:table-cell>
          <table:table-cell table:formula="of:=DEC2HEX([.H137];8)" office:value-type="string" office:string-value="80000000" calcext:value-type="string">
            <text:p>80000000</text:p>
          </table:table-cell>
          <table:table-cell table:formula="of:=[.R137]*[.$R$2]+[.S137]*[.$S$2]+[.T137]*[.$T$2]+[.U137]*[.$U$2]+[.V137]*[.$V$2]+[.W137]*[.$W$2]+[.X137]*[.$X$2]+[.Y137]*[.$Y$2]+[.Z137]*[.$Z$2]+[.AA137]*[.$AA$2]+[.AB137]*[.$AB$2]+[.AC137]*[.$AC$2]+[.AD137]*[.$AD$2]+[.AE137]*[.$AE$2]+[.AF137]*[.$AF$2]+[.AG137]*[.$AG$2]+[.AH137]*[.$AH$2]+[.AI137]*[.$AI$2]+[.AJ137]*[.$AJ$2]+[.AK137]*[.$AK$2]+[.AL137]*[.$AL$2]+[.AM137]*[.$AM$2]+[.AN137]*[.$AN$2]+[.AO137]*[.$AO$2]+[.AP137]*[.$AP$2]+[.AQ137]*[.$AQ$2]+[.AR137]*[.$AR$2]+[.AS137]*[.$AS$2]+[.AT137]*[.$AT$2]+[.AU137]*[.$AU$2]+[.AV137]*[.$AV$2]+[.AW137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38];8)" office:value-type="string" office:string-value="00000000" calcext:value-type="string">
            <text:p>00000000</text:p>
          </table:table-cell>
          <table:table-cell table:formula="of:=[.Q138]*[.Q$2]+[.P138]*[.P$2]+[.O138]*[.O$2]+[.N138]*[.N$2]+[.M138]*[.M$2]+[.L138]*[.L$2]+[.K138]*[.K$2]+[.J138]*[.J$2]+[.I138]*[.I$2]" office:value-type="float" office:value="0" calcext:value-type="float">
            <text:p>0</text:p>
          </table:table-cell>
          <table:table-cell table:formula="of:=DEC2HEX([.H138];8)" office:value-type="string" office:string-value="000000C8" calcext:value-type="string">
            <text:p>000000C8</text:p>
          </table:table-cell>
          <table:table-cell table:formula="of:=[.R138]*[.$R$2]+[.S138]*[.$S$2]+[.T138]*[.$T$2]+[.U138]*[.$U$2]+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+[.AU138]*[.$AU$2]+[.AV138]*[.$AV$2]+[.AW138]*[.$AW$2]" office:value-type="float" office:value="200" calcext:value-type="float">
            <text:p>200</text:p>
          </table:table-cell>
          <table:table-cell table:number-columns-repeated="9"/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9];8)" office:value-type="string" office:string-value="00000000" calcext:value-type="string">
            <text:p>00000000</text:p>
          </table:table-cell>
          <table:table-cell table:formula="of:=[.Q139]*[.Q$2]+[.P139]*[.P$2]+[.O139]*[.O$2]+[.N139]*[.N$2]+[.M139]*[.M$2]+[.L139]*[.L$2]+[.K139]*[.K$2]+[.J139]*[.J$2]+[.I139]*[.I$2]" office:value-type="float" office:value="0" calcext:value-type="float">
            <text:p>0</text:p>
          </table:table-cell>
          <table:table-cell table:formula="of:=DEC2HEX([.H139];8)" office:value-type="string" office:string-value="80000000" calcext:value-type="string">
            <text:p>80000000</text:p>
          </table:table-cell>
          <table:table-cell table:formula="of:=[.R139]*[.$R$2]+[.S139]*[.$S$2]+[.T139]*[.$T$2]+[.U139]*[.$U$2]+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+[.AU139]*[.$AU$2]+[.AV139]*[.$AV$2]+[.AW139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PUSH A</text:p>
          </table:table-cell>
          <table:table-cell office:value-type="string" calcext:value-type="string">
            <text:p>SP_RAM,M(SP)=A</text:p>
          </table:table-cell>
          <table:table-cell table:style-name="ce3" office:value-type="string" calcext:value-type="string">
            <text:p>57</text:p>
          </table:table-cell>
          <table:table-cell table:formula="of:=DEC2HEX([.F140];8)" office:value-type="string" office:string-value="00000020" calcext:value-type="string">
            <text:p>00000020</text:p>
          </table:table-cell>
          <table:table-cell table:formula="of:=[.Q140]*[.Q$2]+[.P140]*[.P$2]+[.O140]*[.O$2]+[.N140]*[.N$2]+[.M140]*[.M$2]+[.L140]*[.L$2]+[.K140]*[.K$2]+[.J140]*[.J$2]+[.I140]*[.I$2]" office:value-type="float" office:value="32" calcext:value-type="float">
            <text:p>32</text:p>
          </table:table-cell>
          <table:table-cell table:formula="of:=DEC2HEX([.H140];8)" office:value-type="string" office:string-value="00010100" calcext:value-type="string">
            <text:p>00010100</text:p>
          </table:table-cell>
          <table:table-cell table:formula="of:=[.R140]*[.$R$2]+[.S140]*[.$S$2]+[.T140]*[.$T$2]+[.U140]*[.$U$2]+[.V140]*[.$V$2]+[.W140]*[.$W$2]+[.X140]*[.$X$2]+[.Y140]*[.$Y$2]+[.Z140]*[.$Z$2]+[.AA140]*[.$AA$2]+[.AB140]*[.$AB$2]+[.AC140]*[.$AC$2]+[.AD140]*[.$AD$2]+[.AE140]*[.$AE$2]+[.AF140]*[.$AF$2]+[.AG140]*[.$AG$2]+[.AH140]*[.$AH$2]+[.AI140]*[.$AI$2]+[.AJ140]*[.$AJ$2]+[.AK140]*[.$AK$2]+[.AL140]*[.$AL$2]+[.AM140]*[.$AM$2]+[.AN140]*[.$AN$2]+[.AO140]*[.$AO$2]+[.AP140]*[.$AP$2]+[.AQ140]*[.$AQ$2]+[.AR140]*[.$AR$2]+[.AS140]*[.$AS$2]+[.AT140]*[.$AT$2]+[.AU140]*[.$AU$2]+[.AV140]*[.$AV$2]+[.AW140]*[.$AW$2]" office:value-type="float" office:value="65792" calcext:value-type="float">
            <text:p>65792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1];8)" office:value-type="string" office:string-value="00000100" calcext:value-type="string">
            <text:p>00000100</text:p>
          </table:table-cell>
          <table:table-cell table:formula="of:=[.Q141]*[.Q$2]+[.P141]*[.P$2]+[.O141]*[.O$2]+[.N141]*[.N$2]+[.M141]*[.M$2]+[.L141]*[.L$2]+[.K141]*[.K$2]+[.J141]*[.J$2]+[.I141]*[.I$2]" office:value-type="float" office:value="256" calcext:value-type="float">
            <text:p>256</text:p>
          </table:table-cell>
          <table:table-cell table:formula="of:=DEC2HEX([.H141];8)" office:value-type="string" office:string-value="00000000" calcext:value-type="string">
            <text:p>00000000</text:p>
          </table:table-cell>
          <table:table-cell table:formula="of:=[.R141]*[.$R$2]+[.S141]*[.$S$2]+[.T141]*[.$T$2]+[.U141]*[.$U$2]+[.V141]*[.$V$2]+[.W141]*[.$W$2]+[.X141]*[.$X$2]+[.Y141]*[.$Y$2]+[.Z141]*[.$Z$2]+[.AA141]*[.$AA$2]+[.AB141]*[.$AB$2]+[.AC141]*[.$AC$2]+[.AD141]*[.$AD$2]+[.AE141]*[.$AE$2]+[.AF141]*[.$AF$2]+[.AG141]*[.$AG$2]+[.AH141]*[.$AH$2]+[.AI141]*[.$AI$2]+[.AJ141]*[.$AJ$2]+[.AK141]*[.$AK$2]+[.AL141]*[.$AL$2]+[.AM141]*[.$AM$2]+[.AN141]*[.$AN$2]+[.AO141]*[.$AO$2]+[.AP141]*[.$AP$2]+[.AQ141]*[.$AQ$2]+[.AR141]*[.$AR$2]+[.AS141]*[.$AS$2]+[.AT141]*[.$AT$2]+[.AU141]*[.$AU$2]+[.AV141]*[.$AV$2]+[.AW141]*[.$AW$2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2];8)" office:value-type="string" office:string-value="00000000" calcext:value-type="string">
            <text:p>00000000</text:p>
          </table:table-cell>
          <table:table-cell table:formula="of:=[.Q142]*[.Q$2]+[.P142]*[.P$2]+[.O142]*[.O$2]+[.N142]*[.N$2]+[.M142]*[.M$2]+[.L142]*[.L$2]+[.K142]*[.K$2]+[.J142]*[.J$2]+[.I142]*[.I$2]" office:value-type="float" office:value="0" calcext:value-type="float">
            <text:p>0</text:p>
          </table:table-cell>
          <table:table-cell table:formula="of:=DEC2HEX([.H142];8)" office:value-type="string" office:string-value="80000000" calcext:value-type="string">
            <text:p>80000000</text:p>
          </table:table-cell>
          <table:table-cell table:formula="of:=[.R142]*[.$R$2]+[.S142]*[.$S$2]+[.T142]*[.$T$2]+[.U142]*[.$U$2]+[.V142]*[.$V$2]+[.W142]*[.$W$2]+[.X142]*[.$X$2]+[.Y142]*[.$Y$2]+[.Z142]*[.$Z$2]+[.AA142]*[.$AA$2]+[.AB142]*[.$AB$2]+[.AC142]*[.$AC$2]+[.AD142]*[.$AD$2]+[.AE142]*[.$AE$2]+[.AF142]*[.$AF$2]+[.AG142]*[.$AG$2]+[.AH142]*[.$AH$2]+[.AI142]*[.$AI$2]+[.AJ142]*[.$AJ$2]+[.AK142]*[.$AK$2]+[.AL142]*[.$AL$2]+[.AM142]*[.$AM$2]+[.AN142]*[.$AN$2]+[.AO142]*[.$AO$2]+[.AP142]*[.$AP$2]+[.AQ142]*[.$AQ$2]+[.AR142]*[.$AR$2]+[.AS142]*[.$AS$2]+[.AT142]*[.$AT$2]+[.AU142]*[.$AU$2]+[.AV142]*[.$AV$2]+[.AW142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PUSH B</text:p>
          </table:table-cell>
          <table:table-cell office:value-type="string" calcext:value-type="string">
            <text:p>SP_RAM,M(SP)=B</text:p>
          </table:table-cell>
          <table:table-cell table:style-name="ce3" office:value-type="string" calcext:value-type="string">
            <text:p>5A</text:p>
          </table:table-cell>
          <table:table-cell table:formula="of:=DEC2HEX([.F143];8)" office:value-type="string" office:string-value="00000020" calcext:value-type="string">
            <text:p>00000020</text:p>
          </table:table-cell>
          <table:table-cell table:formula="of:=[.Q143]*[.Q$2]+[.P143]*[.P$2]+[.O143]*[.O$2]+[.N143]*[.N$2]+[.M143]*[.M$2]+[.L143]*[.L$2]+[.K143]*[.K$2]+[.J143]*[.J$2]+[.I143]*[.I$2]" office:value-type="float" office:value="32" calcext:value-type="float">
            <text:p>32</text:p>
          </table:table-cell>
          <table:table-cell table:formula="of:=DEC2HEX([.H143];8)" office:value-type="string" office:string-value="00010400" calcext:value-type="string">
            <text:p>00010400</text:p>
          </table:table-cell>
          <table:table-cell table:formula="of:=[.R143]*[.$R$2]+[.S143]*[.$S$2]+[.T143]*[.$T$2]+[.U143]*[.$U$2]+[.V143]*[.$V$2]+[.W143]*[.$W$2]+[.X143]*[.$X$2]+[.Y143]*[.$Y$2]+[.Z143]*[.$Z$2]+[.AA143]*[.$AA$2]+[.AB143]*[.$AB$2]+[.AC143]*[.$AC$2]+[.AD143]*[.$AD$2]+[.AE143]*[.$AE$2]+[.AF143]*[.$AF$2]+[.AG143]*[.$AG$2]+[.AH143]*[.$AH$2]+[.AI143]*[.$AI$2]+[.AJ143]*[.$AJ$2]+[.AK143]*[.$AK$2]+[.AL143]*[.$AL$2]+[.AM143]*[.$AM$2]+[.AN143]*[.$AN$2]+[.AO143]*[.$AO$2]+[.AP143]*[.$AP$2]+[.AQ143]*[.$AQ$2]+[.AR143]*[.$AR$2]+[.AS143]*[.$AS$2]+[.AT143]*[.$AT$2]+[.AU143]*[.$AU$2]+[.AV143]*[.$AV$2]+[.AW143]*[.$AW$2]" office:value-type="float" office:value="66560" calcext:value-type="float">
            <text:p>66560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/>
          <table:table-cell table:style-name="ce11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4];8)" office:value-type="string" office:string-value="00000100" calcext:value-type="string">
            <text:p>00000100</text:p>
          </table:table-cell>
          <table:table-cell table:formula="of:=[.Q144]*[.Q$2]+[.P144]*[.P$2]+[.O144]*[.O$2]+[.N144]*[.N$2]+[.M144]*[.M$2]+[.L144]*[.L$2]+[.K144]*[.K$2]+[.J144]*[.J$2]+[.I144]*[.I$2]" office:value-type="float" office:value="256" calcext:value-type="float">
            <text:p>256</text:p>
          </table:table-cell>
          <table:table-cell table:formula="of:=DEC2HEX([.H144];8)" office:value-type="string" office:string-value="00000000" calcext:value-type="string">
            <text:p>00000000</text:p>
          </table:table-cell>
          <table:table-cell table:formula="of:=[.R144]*[.$R$2]+[.S144]*[.$S$2]+[.T144]*[.$T$2]+[.U144]*[.$U$2]+[.V144]*[.$V$2]+[.W144]*[.$W$2]+[.X144]*[.$X$2]+[.Y144]*[.$Y$2]+[.Z144]*[.$Z$2]+[.AA144]*[.$AA$2]+[.AB144]*[.$AB$2]+[.AC144]*[.$AC$2]+[.AD144]*[.$AD$2]+[.AE144]*[.$AE$2]+[.AF144]*[.$AF$2]+[.AG144]*[.$AG$2]+[.AH144]*[.$AH$2]+[.AI144]*[.$AI$2]+[.AJ144]*[.$AJ$2]+[.AK144]*[.$AK$2]+[.AL144]*[.$AL$2]+[.AM144]*[.$AM$2]+[.AN144]*[.$AN$2]+[.AO144]*[.$AO$2]+[.AP144]*[.$AP$2]+[.AQ144]*[.$AQ$2]+[.AR144]*[.$AR$2]+[.AS144]*[.$AS$2]+[.AT144]*[.$AT$2]+[.AU144]*[.$AU$2]+[.AV144]*[.$AV$2]+[.AW144]*[.$AW$2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5];8)" office:value-type="string" office:string-value="00000000" calcext:value-type="string">
            <text:p>00000000</text:p>
          </table:table-cell>
          <table:table-cell table:formula="of:=[.Q145]*[.Q$2]+[.P145]*[.P$2]+[.O145]*[.O$2]+[.N145]*[.N$2]+[.M145]*[.M$2]+[.L145]*[.L$2]+[.K145]*[.K$2]+[.J145]*[.J$2]+[.I145]*[.I$2]" office:value-type="float" office:value="0" calcext:value-type="float">
            <text:p>0</text:p>
          </table:table-cell>
          <table:table-cell table:formula="of:=DEC2HEX([.H145];8)" office:value-type="string" office:string-value="80000000" calcext:value-type="string">
            <text:p>80000000</text:p>
          </table:table-cell>
          <table:table-cell table:formula="of:=[.R145]*[.$R$2]+[.S145]*[.$S$2]+[.T145]*[.$T$2]+[.U145]*[.$U$2]+[.V145]*[.$V$2]+[.W145]*[.$W$2]+[.X145]*[.$X$2]+[.Y145]*[.$Y$2]+[.Z145]*[.$Z$2]+[.AA145]*[.$AA$2]+[.AB145]*[.$AB$2]+[.AC145]*[.$AC$2]+[.AD145]*[.$AD$2]+[.AE145]*[.$AE$2]+[.AF145]*[.$AF$2]+[.AG145]*[.$AG$2]+[.AH145]*[.$AH$2]+[.AI145]*[.$AI$2]+[.AJ145]*[.$AJ$2]+[.AK145]*[.$AK$2]+[.AL145]*[.$AL$2]+[.AM145]*[.$AM$2]+[.AN145]*[.$AN$2]+[.AO145]*[.$AO$2]+[.AP145]*[.$AP$2]+[.AQ145]*[.$AQ$2]+[.AR145]*[.$AR$2]+[.AS145]*[.$AS$2]+[.AT145]*[.$AT$2]+[.AU145]*[.$AU$2]+[.AV145]*[.$AV$2]+[.AW145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18:01:26.430823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6-05T18:06:09.011257150</dc:date>
    <meta:editing-duration>P1DT5H13M14S</meta:editing-duration>
    <meta:editing-cycles>226</meta:editing-cycles>
    <meta:generator>LibreOffice/4.3.3.2$Linux_X86_64 LibreOffice_project/430m0$Build-2</meta:generator>
    <meta:document-statistic meta:table-count="1" meta:cell-count="1150" meta:object-count="0"/>
  </office:meta>
</office:document-meta>
</file>